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Segoe UI Light" svg:font-family="'Segoe UI Light', 'Segoe UI', Helvetica, Garuda, Arial, sans-serif"/>
    <style:font-face style:name="Segoe UI" svg:font-family="'Segoe UI', Helvetica, Garud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freightsans pro" svg:font-family="'freightsans pro', Helvetica, 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style:style>
    <style:style style:name="P17"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9"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1" style:family="paragraph" style:parent-style-name="Standard" style:list-style-name="L1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3" style:family="paragraph" style:parent-style-name="Standard" style:list-style-name="L13">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4" style:family="paragraph" style:parent-style-name="Standard">
      <style:paragraph-properties fo:text-align="start" style:justify-single-word="false" style:text-autospace="none"/>
      <style:text-properties style:font-name="Palatino Linotype" fo:font-size="12pt" fo:font-weight="bold"/>
    </style:style>
    <style:style style:name="P35"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36" style:family="paragraph" style:parent-style-name="Standard">
      <style:paragraph-properties fo:text-align="start" style:justify-single-word="false" style:text-autospace="none"/>
    </style:style>
    <style:style style:name="P37"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8"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9"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1"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2"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43"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0">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2">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0">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line-height="150%" fo:text-indent="0cm" style:auto-text-indent="false" style:writing-mode="lr-tb"/>
      <style:text-properties style:font-name="Palatino Linotype"/>
    </style:style>
    <style:style style:name="P52"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53" style:family="paragraph" style:parent-style-name="Standard" style:list-style-name="L6">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indent="0cm" style:auto-text-indent="false" style:writing-mode="lr-tb"/>
      <style:text-properties style:font-name="Palatino Linotype"/>
    </style:style>
    <style:style style:name="P56" style:family="paragraph" style:parent-style-name="Standard">
      <style:paragraph-properties fo:margin-left="0cm" fo:margin-right="0cm" fo:line-height="150%" fo:text-indent="0cm" style:auto-text-indent="false" style:writing-mode="lr-tb"/>
    </style:style>
    <style:style style:name="P57" style:family="paragraph" style:parent-style-name="Standard" style:list-style-name="L2">
      <style:paragraph-properties fo:margin-left="0cm" fo:margin-right="0cm" fo:line-height="150%" fo:text-indent="0cm" style:auto-text-indent="false" style:writing-mode="lr-tb"/>
    </style:style>
    <style:style style:name="P58"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0"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1" style:family="paragraph" style:parent-style-name="Standard" style:list-style-name="L1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2" style:family="paragraph" style:parent-style-name="Standard" style:list-style-name="L1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style>
    <style:style style:name="P63"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style>
    <style:style style:name="P64"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66"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7"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68" style:family="paragraph" style:parent-style-name="Standard">
      <style:paragraph-properties fo:text-align="start" style:justify-single-word="false" style:text-autospace="none" style:writing-mode="lr-tb"/>
    </style:style>
    <style:style style:name="P69" style:family="paragraph" style:parent-style-name="Text_20_body">
      <style:text-properties fo:color="#0088cc" style:text-line-through-style="none" style:text-underline-style="none" style:text-blinking="false"/>
    </style:style>
    <style:style style:name="P70"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71"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72"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73"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74"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75" style:family="paragraph" style:parent-style-name="Text_20_body">
      <style:paragraph-properties fo:margin-left="0cm" fo:margin-right="0cm" fo:margin-top="0cm" fo:margin-bottom="0cm" style:line-height-at-least="0.529cm" fo:widows="1" fo:text-indent="0cm" style:auto-text-indent="false" fo:padding="0cm" fo:border="none"/>
    </style:style>
    <style:style style:name="P7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5a5a5a" style:font-name="Helvetica Neue1" fo:font-size="10.5pt" fo:letter-spacing="normal" fo:font-style="normal" fo:font-weight="normal"/>
    </style:style>
    <style:style style:name="P77" style:family="paragraph" style:parent-style-name="Text_20_body">
      <style:paragraph-properties fo:margin-left="0cm" fo:margin-right="0cm" fo:margin-top="0cm" fo:margin-bottom="0.265cm" fo:text-indent="0cm" style:auto-text-indent="false"/>
      <style:text-properties fo:color="#757575" fo:font-size="10.5pt" fo:font-style="italic"/>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font-size="12pt" fo:letter-spacing="normal" fo:language="sk" fo:country="SK" fo:font-style="normal" fo:font-weight="normal" style:font-size-asian="12pt" style:font-weight-asian="normal" style:font-size-complex="12pt" style:font-weight-complex="normal"/>
    </style:style>
    <style:style style:name="T6" style:family="text">
      <style:text-properties fo:font-variant="normal" fo:text-transform="none" fo:color="#000000" style:font-name="Palatino Linotype" fo:letter-spacing="normal" style:text-underline-style="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fo:letter-spacing="normal" style:text-underline-style="none"/>
    </style:style>
    <style:style style:name="T13" style:family="text">
      <style:text-properties fo:font-variant="normal" fo:text-transform="none" fo:color="#252525" fo:letter-spacing="normal" fo:font-style="normal" fo:font-weight="normal" style:font-weight-asian="normal" style:font-weight-complex="normal"/>
    </style:style>
    <style:style style:name="T14" style:family="text">
      <style:text-properties fo:font-variant="normal" fo:text-transform="none" fo:color="#252525" fo:letter-spacing="normal" fo:language="sk" fo:country="SK" fo:font-style="normal" fo:font-weight="normal" style:font-style-asian="normal" style:font-weight-asian="normal" style:font-style-complex="normal" style:font-weight-complex="normal"/>
    </style:style>
    <style:style style:name="T15" style:family="text">
      <style:text-properties fo:font-variant="normal" fo:text-transform="none" fo:color="#252525" style:font-name="Palatino Linotype" fo:font-size="9pt" fo:letter-spacing="normal"/>
    </style:style>
    <style:style style:name="T16" style:family="text">
      <style:text-properties fo:font-variant="normal" fo:text-transform="none" fo:color="#252525" style:font-name="Palatino Linotype" fo:font-size="9pt" fo:letter-spacing="normal" fo:font-style="italic"/>
    </style:style>
    <style:style style:name="T17" style:family="text">
      <style:text-properties fo:font-variant="normal" fo:text-transform="none" fo:color="#252525" style:font-name="sans-serif" fo:font-size="10.5pt" fo:letter-spacing="normal" fo:language="sk" fo:country="SK" fo:font-style="normal" fo:font-weight="normal" style:font-style-asian="normal" style:font-weight-asian="normal" style:font-style-complex="normal" style:font-weight-complex="normal"/>
    </style:style>
    <style:style style:name="T18" style:family="text">
      <style:text-properties fo:font-variant="normal" fo:text-transform="none" fo:color="#252525" style:font-name="sans-serif" fo:font-size="10.5pt" fo:letter-spacing="normal"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9"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20" style:family="text">
      <style:text-properties fo:font-variant="normal" fo:text-transform="none" fo:color="#252525" style:font-name="sans-serif" fo:font-size="10.5pt" fo:letter-spacing="normal" fo:font-style="normal" fo:font-weight="normal" style:font-name-asian="URWPalladioL-Roma" style:font-size-asian="12pt" style:font-weight-asian="normal" style:font-name-complex="URWPalladioL-Roma" style:font-size-complex="12pt" style:font-weight-complex="normal"/>
    </style:style>
    <style:style style:name="T21" style:family="text">
      <style:text-properties fo:font-variant="normal" fo:text-transform="none" fo:color="#252525" style:font-name="sans-serif" fo:font-size="10.5pt" fo:letter-spacing="normal" fo:font-style="normal" fo:font-weight="bold" style:font-name-asian="URWPalladioL-Roma" style:font-size-asian="12pt" style:font-weight-asian="normal" style:font-name-complex="URWPalladioL-Roma" style:font-size-complex="12pt" style:font-weight-complex="normal"/>
    </style:style>
    <style:style style:name="T22" style:family="text">
      <style:text-properties fo:font-variant="normal" fo:text-transform="none" fo:color="#252525" style:font-name="sans-serif" fo:font-size="10.5pt" fo:letter-spacing="normal" fo:font-style="normal" fo:font-weight="bold" style:font-name-asian="URWPalladioL-Roma" style:font-size-asian="12pt" style:font-weight-asian="bold" style:font-name-complex="URWPalladioL-Roma" style:font-size-complex="12pt" style:font-weight-complex="bold"/>
    </style:style>
    <style:style style:name="T23" style:family="text">
      <style:text-properties fo:font-variant="normal" fo:text-transform="none" fo:color="#ffffff" fo:letter-spacing="normal" fo:font-style="normal" fo:font-weight="normal" fo:background-color="#ffffff" style:font-weight-asian="normal" style:font-weight-complex="normal"/>
    </style:style>
    <style:style style:name="T24"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25" style:family="text">
      <style:text-properties fo:font-variant="normal" fo:text-transform="none" fo:color="#0b0080" style:text-line-through-style="none" style:font-name="Palatino Linotype" fo:font-size="9pt" fo:letter-spacing="normal" style:text-underline-style="none" style:text-blinking="false"/>
    </style:style>
    <style:style style:name="T26" style:family="text">
      <style:text-properties fo:font-variant="normal" fo:text-transform="none" fo:color="#0b0080" style:text-line-through-style="none" style:font-name="sans-serif" fo:font-size="10.5pt" fo:letter-spacing="normal" fo:language="sk" fo:country="SK" fo:font-style="normal" style:text-underline-style="none" fo:font-weight="normal" style:text-blinking="false" style:font-style-asian="normal" style:font-weight-asian="normal" style:font-style-complex="normal" style:font-weight-complex="normal"/>
    </style:style>
    <style:style style:name="T27" style:family="text">
      <style:text-properties fo:font-variant="normal" fo:text-transform="none" fo:color="#0b0080" style:text-line-through-style="none" style:font-name="sans-serif" fo:font-size="10.5pt" fo:letter-spacing="normal" fo:language="sk" fo:country="SK" fo:font-style="italic" style:text-underline-style="none" fo:font-weight="normal" style:text-blinking="false" style:font-style-asian="normal" style:font-weight-asian="normal" style:font-style-complex="normal" style:font-weight-complex="normal"/>
    </style:style>
    <style:style style:name="T28" style:family="text">
      <style:text-properties fo:font-variant="normal" fo:text-transform="none" fo:color="#aaaaaa" style:font-name="pragmatica-web-n4" fo:font-size="9pt" fo:letter-spacing="normal" fo:font-style="normal" fo:font-weight="normal"/>
    </style:style>
    <style:style style:name="T29" style:family="text">
      <style:text-properties fo:font-variant="normal" fo:text-transform="none" fo:color="#aaaaaa" style:font-name="pragmatica-web-n4" fo:font-size="9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333333" style:font-name="Tahoma" fo:font-size="11.25pt" fo:letter-spacing="normal" fo:font-style="normal" fo:font-weight="normal" style:font-name-asian="URWPalladioL-Roma" style:font-weight-asian="normal" style:font-name-complex="URWPalladioL-Roma" style:font-weight-complex="normal"/>
    </style:style>
    <style:style style:name="T31" style:family="text">
      <style:text-properties fo:font-variant="normal" fo:text-transform="none" fo:color="#74caee" style:text-line-through-style="none" style:font-name="FuturaBKBT" fo:font-size="13.5pt" fo:letter-spacing="normal" fo:language="sk" fo:country="SK" fo:font-style="normal" style:text-underline-style="none" fo:font-weight="normal" style:text-blinking="false" style:font-name-asian="URWPalladioL-Roma" style:font-weight-asian="normal" style:font-name-complex="URWPalladioL-Roma" style:font-weight-complex="normal"/>
    </style:style>
    <style:style style:name="T32" style:family="text">
      <style:text-properties fo:font-variant="normal" fo:text-transform="none" fo:color="#5a5a5a" style:font-name="Helvetica Neue1" fo:font-size="10.5pt" fo:letter-spacing="normal" fo:font-style="normal" fo:font-weight="normal"/>
    </style:style>
    <style:style style:name="T33" style:family="text">
      <style:text-properties fo:font-variant="normal" fo:text-transform="none" fo:color="#5a5a5a" style:font-name="Helvetica Neue1" fo:font-size="10.5pt" fo:letter-spacing="normal" fo:font-style="normal" fo:font-weight="normal" style:font-name-asian="URWPalladioL-Roma" style:font-name-complex="URWPalladioL-Roma"/>
    </style:style>
    <style:style style:name="T34" style:family="text">
      <style:text-properties fo:font-variant="normal" fo:text-transform="none" fo:color="#5a5a5a" style:font-name="Helvetica Neue1" fo:font-size="10.5pt" fo:letter-spacing="normal" fo:font-style="normal" fo:font-weight="normal" style:font-name-asian="URWPalladioL-Roma" style:font-size-asian="12pt" style:font-weight-asian="bold" style:font-name-complex="URWPalladioL-Bold" style:font-size-complex="12pt" style:font-weight-complex="bold"/>
    </style:style>
    <style:style style:name="T35" style:family="text">
      <style:text-properties fo:font-variant="normal" fo:text-transform="none" fo:color="#5a5a5a" style:font-name="Helvetica Neue1" fo:font-size="10.5pt" fo:letter-spacing="normal" fo:font-style="normal" fo:font-weight="bold"/>
    </style:style>
    <style:style style:name="T36" style:family="text">
      <style:text-properties fo:font-variant="normal" fo:text-transform="none" fo:color="#5a5a5a" style:font-name="Helvetica Neue1" fo:font-size="10.5pt" fo:letter-spacing="normal" fo:font-style="normal" fo:font-weight="bold" style:font-size-complex="12pt"/>
    </style:style>
    <style:style style:name="T37" style:family="text">
      <style:text-properties fo:font-variant="normal" fo:text-transform="none" fo:color="#5a5a5a" style:font-name="Helvetica Neue1" fo:font-size="10.5pt" fo:letter-spacing="normal" fo:font-style="italic" fo:font-weight="bold" style:font-name-asian="URWPalladioL-Roma" style:font-size-asian="12pt" style:font-name-complex="URWPalladioL-Bold" style:font-size-complex="12pt"/>
    </style:style>
    <style:style style:name="T38" style:family="text">
      <style:text-properties fo:font-variant="normal" fo:text-transform="none" fo:color="#5a5a5a" style:font-name="Helvetica Neue1" fo:font-size="10.5pt" fo:letter-spacing="normal" fo:font-style="italic" fo:font-weight="bold" style:font-name-asian="URWPalladioL-Roma" style:font-name-complex="URWPalladioL-Roma"/>
    </style:style>
    <style:style style:name="T39" style:family="text">
      <style:text-properties fo:font-variant="normal" fo:text-transform="none" fo:color="#5a5a5a" style:font-name="Palatino Linotype" fo:font-size="12pt" fo:letter-spacing="normal" fo:language="sk" fo:country="SK" fo:font-style="normal" fo:font-weight="normal" style:font-name-asian="URWPalladioL-Roma" style:font-size-asian="12pt" style:font-weight-asian="bold" style:font-name-complex="URWPalladioL-Bold" style:font-size-complex="12pt" style:font-weight-complex="normal"/>
    </style:style>
    <style:style style:name="T40" style:family="text">
      <style:text-properties fo:font-variant="normal" fo:text-transform="none" fo:color="#5f5f5f" style:font-name="freightsans pro" fo:font-size="14.25pt" fo:letter-spacing="normal" fo:font-style="normal" fo:font-weight="normal" style:font-weight-asian="normal" style:font-weight-complex="normal"/>
    </style:style>
    <style:style style:name="T41" style:family="text">
      <style:text-properties fo:font-size="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weight-asian="normal" style:font-weight-complex="normal"/>
    </style:style>
    <style:style style:name="T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fo:font-size="12pt" fo:language="sk" fo:country="SK"/>
    </style:style>
    <style:style style:name="T48" style:family="text">
      <style:text-properties fo:font-size="12pt" fo:language="sk" fo:country="SK" style:font-size-asian="12pt"/>
    </style:style>
    <style:style style:name="T49" style:family="text">
      <style:text-properties fo:font-size="12pt" fo:language="sk" fo:country="SK" fo:font-style="normal" fo:font-weight="normal" style:font-style-asian="normal" style:font-weight-asian="normal" style:font-style-complex="normal" style:font-weight-complex="normal"/>
    </style:style>
    <style:style style:name="T50" style:family="text">
      <style:text-properties fo:font-size="12pt"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51" style:family="text">
      <style:text-properties fo:font-size="12pt" style:font-size-asian="12pt"/>
    </style:style>
    <style:style style:name="T52" style:family="text">
      <style:text-properties fo:font-size="12pt" fo:language="en" fo:country="US"/>
    </style:style>
    <style:style style:name="T53" style:family="text">
      <style:text-properties fo:font-size="12pt" fo:language="en" fo:country="US" style:font-size-asian="12pt"/>
    </style:style>
    <style:style style:name="T54" style:family="text">
      <style:text-properties fo:font-size="12pt" fo:language="en" fo:country="US" fo:font-style="normal" fo:font-weight="normal" style:font-style-asian="normal" style:font-weight-asian="normal" style:font-style-complex="normal" style:font-weight-complex="normal"/>
    </style:style>
    <style:style style:name="T55" style:family="text">
      <style:text-properties fo:font-size="12pt" style:font-size-complex="12pt"/>
    </style:style>
    <style:style style:name="T56" style:family="text">
      <style:text-properties fo:font-size="12pt"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style:font-weight-asian="bold" style:font-size-complex="16pt" style:font-weight-complex="bold" style:text-scale="96%"/>
    </style:style>
    <style:style style:name="T61" style:family="text">
      <style:text-properties style:font-name="Palatino Linotype"/>
    </style:style>
    <style:style style:name="T62" style:family="text">
      <style:text-properties style:font-name="Palatino Linotype" fo:font-size="12pt" fo:font-weight="normal" style:font-size-asian="12pt" style:font-weight-asian="normal" style:font-size-complex="12pt" style:font-weight-complex="normal"/>
    </style:style>
    <style:style style:name="T63"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64" style:family="text">
      <style:text-properties style:font-name="Palatino Linotype" fo:font-size="12pt" fo:font-weight="normal" style:font-name-asian="URWPalladioL-Roma" style:font-size-asian="12pt" style:font-weight-asian="normal" style:font-name-complex="URWPalladioL-Bold" style:font-size-complex="12pt" style:font-weight-complex="normal"/>
    </style:style>
    <style:style style:name="T65" style:family="text">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T66" style:family="text">
      <style:text-properties style:font-name="Palatino Linotype" fo:font-size="12pt" fo:font-weight="normal" style:font-name-asian="URWPalladioL-Bold" style:font-size-asian="12pt" style:font-weight-asian="bold" style:font-name-complex="URWPalladioL-Roma" style:font-size-complex="12pt" style:font-weight-complex="normal"/>
    </style:style>
    <style:style style:name="T67" style:family="text">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T68" style:family="text">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T69" style:family="text">
      <style:text-properties style:font-name="Palatino Linotype" fo:font-size="12pt" fo:language="en" fo:country="US" fo:font-weight="normal" style:font-size-asian="12pt" style:font-weight-asian="normal" style:font-size-complex="12pt" style:font-weight-complex="normal"/>
    </style:style>
    <style:style style:name="T70" style:family="text">
      <style:text-properties style:font-name="Palatino Linotype" fo:font-size="12pt" fo:language="en" fo:country="US" fo:font-weight="normal" style:font-name-asian="URWPalladioL-Roma" style:font-size-asian="12pt" style:font-weight-asian="normal" style:font-name-complex="URWPalladioL-Roma" style:font-size-complex="12pt" style:font-weight-complex="normal"/>
    </style:style>
    <style:style style:name="T71" style:family="text">
      <style:text-properties style:font-name="Palatino Linotype" fo:font-size="12pt" fo:language="en" fo:country="US" fo:font-weight="normal" style:font-name-asian="URWPalladioL-Roma" style:font-size-asian="12pt" style:font-weight-asian="bold" style:font-name-complex="URWPalladioL-Bold" style:font-size-complex="12pt" style:font-weight-complex="normal"/>
    </style:style>
    <style:style style:name="T72" style:family="text">
      <style:text-properties style:font-name="Palatino Linotype" fo:font-size="12pt" fo:language="en" fo:country="US" fo:font-weight="normal" style:font-name-asian="URWPalladioL-Bold" style:font-size-asian="12pt" style:font-weight-asian="normal" style:font-name-complex="URWPalladioL-Roma" style:font-size-complex="12pt" style:font-weight-complex="normal"/>
    </style:style>
    <style:style style:name="T73" style:family="text">
      <style:text-properties style:font-name="Palatino Linotype" fo:font-size="12pt" fo:language="en" fo:country="US"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74" style:family="text">
      <style:text-properties style:font-name="Palatino Linotype" fo:font-size="12pt"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75" style:family="text">
      <style:text-properties style:font-name="Palatino Linotype" fo:font-size="12pt" fo:language="sk" fo:country="SK" fo:font-weight="normal" style:font-size-asian="12pt" style:font-weight-asian="normal" style:font-size-complex="12pt" style:font-weight-complex="normal"/>
    </style:style>
    <style:style style:name="T76" style:family="text">
      <style:text-properties style:font-name="Palatino Linotype" fo:font-size="12pt" fo:language="sk" fo:country="SK" fo:font-weight="normal" style:font-name-asian="URWPalladioL-Roma" style:font-size-asian="12pt" style:font-weight-asian="normal" style:font-name-complex="URWPalladioL-Roma" style:font-size-complex="12pt" style:font-weight-complex="normal"/>
    </style:style>
    <style:style style:name="T77" style:family="text">
      <style:text-properties style:font-name="Palatino Linotype" fo:font-size="12pt" fo:language="sk" fo:country="SK" fo:font-weight="normal" style:font-name-asian="URWPalladioL-Roma" style:font-size-asian="12pt" style:font-weight-asian="normal" style:font-name-complex="URWPalladioL-Bold" style:font-size-complex="12pt" style:font-weight-complex="normal"/>
    </style:style>
    <style:style style:name="T78" style:family="text">
      <style:text-properties style:font-name="Palatino Linotype" fo:font-size="12pt" fo:language="sk" fo:country="SK" fo:font-weight="normal" style:font-name-asian="URWPalladioL-Roma" style:font-size-asian="12pt" style:font-weight-asian="bold" style:font-name-complex="URWPalladioL-Bold" style:font-size-complex="12pt" style:font-weight-complex="normal"/>
    </style:style>
    <style:style style:name="T79" style:family="text">
      <style:text-properties style:font-name="Palatino Linotype" fo:font-size="12pt" fo:language="sk" fo:country="SK" fo:font-weight="normal" style:font-name-asian="URWPalladioL-Bold" style:font-size-asian="12pt" style:font-weight-asian="normal" style:font-name-complex="URWPalladioL-Roma" style:font-size-complex="12pt" style:font-weight-complex="normal"/>
    </style:style>
    <style:style style:name="T80" style:family="text">
      <style:text-properties style:font-name="Palatino Linotype" fo:font-size="12pt" fo:language="sk" fo:country="SK" fo:font-weight="normal" style:font-name-asian="URWPalladioL-Bold" style:font-size-asian="12pt" style:font-weight-asian="normal" style:font-name-complex="URWPalladioL-Bold" style:font-size-complex="12pt" style:font-weight-complex="normal"/>
    </style:style>
    <style:style style:name="T81" style:family="text">
      <style:text-properties style:font-name="Palatino Linotype" fo:font-size="12pt" fo:language="sk" fo:country="SK" fo:font-weight="normal" style:font-name-asian="URWPalladioL-Bold" style:font-size-asian="12pt" style:font-weight-asian="bold" style:font-name-complex="URWPalladioL-Roma" style:font-size-complex="12pt" style:font-weight-complex="normal"/>
    </style:style>
    <style:style style:name="T82" style:family="text">
      <style:text-properties style:font-name="Palatino Linotype" fo:font-size="12pt"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83" style:family="text">
      <style:text-properties style:font-name="Palatino Linotype" fo:font-size="12pt" fo:language="sk" fo:country="SK" fo:font-style="normal" fo:font-weight="normal" style:font-name-asian="URWPalladioL-Roma" style:font-size-asian="12pt" style:font-style-asian="normal" style:font-weight-asian="bold" style:font-name-complex="URWPalladioL-Roma" style:font-size-complex="12pt" style:font-style-complex="normal" style:font-weight-complex="normal"/>
    </style:style>
    <style:style style:name="T84" style:family="text">
      <style:text-properties style:font-name="Palatino Linotype" fo:font-size="12pt"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85"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normal"/>
    </style:style>
    <style:style style:name="T86"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bold"/>
    </style:style>
    <style:style style:name="T87" style:family="text">
      <style:text-properties style:font-name="Palatino Linotype" fo:font-size="12pt" fo:language="sk" fo:country="SK" fo:font-weight="bold" style:font-name-asian="URWPalladioL-Roma" style:font-size-asian="12pt" style:font-weight-asian="bold" style:font-name-complex="URWPalladioL-Bold" style:font-size-complex="12pt" style:font-weight-complex="bold"/>
    </style:style>
    <style:style style:name="T88"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normal"/>
    </style:style>
    <style:style style:name="T89"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bold"/>
    </style:style>
    <style:style style:name="T90" style:family="text">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T91" style:family="text">
      <style:text-properties style:font-name="Palatino Linotype" fo:font-size="12pt" fo:font-weight="bold" style:font-name-asian="URWPalladioL-Roma" style:font-size-asian="12pt" style:font-weight-asian="bold" style:font-name-complex="URWPalladioL-Bold" style:font-size-complex="12pt" style:font-weight-complex="bold"/>
    </style:style>
    <style:style style:name="T92" style:family="text">
      <style:text-properties style:font-name="Palatino Linotype" fo:font-size="12pt" fo:font-weight="bold" style:font-name-asian="URWPalladioL-Bold" style:font-size-asian="12pt" style:font-weight-asian="bold" style:font-name-complex="URWPalladioL-Bold" style:font-size-complex="12pt" style:font-weight-complex="normal"/>
    </style:style>
    <style:style style:name="T93"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94"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95" style:family="text">
      <style:text-properties style:font-name="Palatino Linotype" fo:font-weight="normal"/>
    </style:style>
    <style:style style:name="T96" style:family="text">
      <style:text-properties style:font-name="Palatino Linotype" fo:language="sk" fo:country="SK" fo:font-weight="normal"/>
    </style:style>
    <style:style style:name="T97" style:family="text">
      <style:text-properties style:font-name="Palatino Linotype"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98" style:family="text">
      <style:text-properties style:font-name="Palatino Linotype"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99" style:family="text">
      <style:text-properties style:font-name="Palatino Linotype" fo:language="sk" fo:country="SK" fo:font-style="normal" fo:font-weight="normal" style:font-style-asian="normal" style:font-weight-asian="normal" style:font-style-complex="normal" style:font-weight-complex="normal"/>
    </style:style>
    <style:style style:name="T100" style:family="text">
      <style:text-properties style:font-name="Palatino Linotype" fo:language="en" fo:country="US"/>
    </style:style>
    <style:style style:name="T101" style:family="text">
      <style:text-properties style:font-name="Palatino Linotype"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102" style:family="text">
      <style:text-properties style:font-name="Palatino Linotype" style:font-size-complex="12pt"/>
    </style:style>
    <style:style style:name="T103" style:family="text">
      <style:text-properties style:font-name="Palatino Linotype" fo:font-style="italic" style:font-style-asian="italic" style:font-size-complex="12pt" style:font-style-complex="italic"/>
    </style:style>
    <style:style style:name="T104" style:family="text">
      <style:text-properties style:font-name="Palatino Linotype" fo:font-style="italic" style:font-style-asian="italic" style:font-style-complex="italic"/>
    </style:style>
    <style:style style:name="T105" style:family="text">
      <style:text-properties style:font-name="Palatino Linotype" fo:font-style="normal" style:font-style-asian="normal" style:font-size-complex="12pt" style:font-style-complex="normal"/>
    </style:style>
    <style:style style:name="T106" style:family="text">
      <style:text-properties style:font-name="Palatino Linotype" fo:font-style="normal" style:font-name-asian="URWPalladioL-Roma" style:font-size-asian="12pt" style:font-style-asian="normal" style:font-size-complex="12pt" style:font-style-complex="normal"/>
    </style:style>
    <style:style style:name="T107" style:family="text">
      <style:text-properties fo:font-weight="normal"/>
    </style:style>
    <style:style style:name="T108" style:family="text">
      <style:text-properties fo:font-weight="normal" style:font-weight-asian="normal" style:font-weight-complex="normal"/>
    </style:style>
    <style:style style:name="T109" style:family="text">
      <style:text-properties fo:font-weight="normal" style:font-name-asian="URWPalladioL-Roma" style:font-weight-asian="normal" style:font-name-complex="URWPalladioL-Roma" style:font-weight-complex="normal"/>
    </style:style>
    <style:style style:name="T110" style:family="text">
      <style:text-properties fo:font-weight="normal" style:font-name-asian="URWPalladioL-Bold" style:font-weight-asian="normal" style:font-weight-complex="normal"/>
    </style:style>
    <style:style style:name="T111" style:family="text">
      <style:text-properties style:font-name-asian="URWPalladioL-Roma"/>
    </style:style>
    <style:style style:name="T112" style:family="text">
      <style:text-properties style:font-name-asian="URWPalladioL-Roma" style:font-name-complex="URWPalladioL-Roma"/>
    </style:style>
    <style:style style:name="T113" style:family="text">
      <style:text-properties style:font-name-asian="URWPalladioL-Roma" style:font-size-asian="12pt"/>
    </style:style>
    <style:style style:name="T114" style:family="text">
      <style:text-properties style:font-name-asian="URWPalladioL-Roma-Slant_167" style:font-name-complex="URWPalladioL-Roma-Slant_167"/>
    </style:style>
    <style:style style:name="T115" style:family="text">
      <style:text-properties fo:color="#000000" fo:font-weight="normal" style:font-weight-asian="normal" style:font-weight-complex="normal"/>
    </style:style>
    <style:style style:name="T116" style:family="text">
      <style:text-properties fo:color="#000000" fo:language="en" fo:country="US" fo:font-weight="normal" style:font-weight-asian="normal" style:font-weight-complex="normal"/>
    </style:style>
    <style:style style:name="T117" style:family="text">
      <style:text-properties fo:color="#000000" style:font-name="Minion Pro" fo:font-size="9pt" fo:language="sk" fo:country="SK"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18" style:family="text">
      <style:text-properties fo:color="#000000" style:font-name="Minion Pro" fo:font-size="9pt" fo:language="en" fo:country="US"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19" style:family="text">
      <style:text-properties fo:color="#000000" style:font-name="Minion Pro" fo:font-size="9pt"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20" style:family="text">
      <style:text-properties fo:color="#000000" style:font-name="Minion Pro" fo:font-size="9pt"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21" style:family="text">
      <style:text-properties fo:color="#000000" style:font-name="F" fo:font-size="12pt" fo:language="sk" fo:country="SK" fo:font-style="normal" fo:font-weight="normal" style:font-name-asian="F" style:font-size-asian="12pt" style:font-style-asian="normal" style:font-weight-asian="normal" style:font-name-complex="F" style:font-size-complex="12pt" style:font-style-complex="normal" style:font-weight-complex="normal"/>
    </style:style>
    <style:style style:name="T122" style:family="text">
      <style:text-properties fo:color="#000000" style:font-name="F" fo:font-size="12pt" fo:language="en" fo:country="US" fo:font-style="normal" fo:font-weight="normal" style:font-name-asian="F" style:font-size-asian="12pt" style:font-style-asian="normal" style:font-weight-asian="normal" style:font-name-complex="F" style:font-size-complex="12pt" style:font-style-complex="normal" style:font-weight-complex="normal"/>
    </style:style>
    <style:style style:name="T123" style:family="text">
      <style:text-properties fo:color="#000000" style:font-name="F" fo:font-size="12pt" fo:font-style="normal" fo:font-weight="normal" style:font-name-asian="F" style:font-size-asian="12pt" style:font-style-asian="normal" style:font-weight-asian="normal" style:font-name-complex="F" style:font-size-complex="12pt" style:font-style-complex="normal" style:font-weight-complex="normal"/>
    </style:style>
    <style:style style:name="T124" style:family="text">
      <style:text-properties fo:color="#000000" fo:language="sk" fo:country="SK" fo:font-weight="normal" style:font-weight-asian="normal" style:font-weight-complex="normal"/>
    </style:style>
    <style:style style:name="T125" style:family="text">
      <style:text-properties style:font-name-asian="URWPalladioL-Bold"/>
    </style:style>
    <style:style style:name="T126" style:family="text">
      <style:text-properties style:font-name-asian="URWPalladioL-Bold" style:font-name-complex="URWPalladioL-Bold"/>
    </style:style>
    <style:style style:name="T127" style:family="text">
      <style:text-properties fo:language="en" fo:country="US"/>
    </style:style>
    <style:style style:name="T128" style:family="text">
      <style:text-properties fo:language="en" fo:country="US" fo:font-weight="normal" style:font-weight-asian="normal" style:font-weight-complex="normal"/>
    </style:style>
    <style:style style:name="T129" style:family="text">
      <style:text-properties fo:language="en" fo:country="US" fo:font-weight="normal" style:font-name-asian="URWPalladioL-Roma" style:font-weight-asian="normal" style:font-name-complex="URWPalladioL-Roma" style:font-weight-complex="normal"/>
    </style:style>
    <style:style style:name="T130" style:family="text">
      <style:text-properties fo:language="en" fo:country="US" fo:font-style="normal" fo:font-weight="normal" style:font-style-asian="normal" style:font-weight-asian="normal" style:font-style-complex="normal" style:font-weight-complex="normal"/>
    </style:style>
    <style:style style:name="T131" style:family="text">
      <style:text-properties fo:language="en" fo:country="US" fo:font-style="italic" fo:font-weight="normal" style:font-style-asian="italic" style:font-weight-asian="normal" style:font-style-complex="italic" style:font-weight-complex="normal"/>
    </style:style>
    <style:style style:name="T132" style:family="text">
      <style:text-properties fo:language="en" fo:country="US" style:font-name-asian="URWPalladioL-Roma" style:font-name-complex="URWPalladioL-Roma"/>
    </style:style>
    <style:style style:name="T133" style:family="text">
      <style:text-properties style:font-name="Bookman Old Style"/>
    </style:style>
    <style:style style:name="T134" style:family="text">
      <style:text-properties style:font-name="Bookman Old Style" fo:font-style="italic" style:font-style-asian="italic" style:font-style-complex="italic"/>
    </style:style>
    <style:style style:name="T135" style:family="text">
      <style:text-properties style:font-name="Bookman Old Style" fo:font-weight="bold" style:font-weight-asian="bold" style:font-weight-complex="bold"/>
    </style:style>
    <style:style style:name="T136" style:family="text">
      <style:text-properties fo:language="sk" fo:country="SK"/>
    </style:style>
    <style:style style:name="T137" style:family="text">
      <style:text-properties fo:language="sk" fo:country="SK" style:font-size-complex="12pt"/>
    </style:style>
    <style:style style:name="T138" style:family="text">
      <style:text-properties fo:language="sk" fo:country="SK" style:font-size-asian="12pt"/>
    </style:style>
    <style:style style:name="T139" style:family="text">
      <style:text-properties fo:language="sk" fo:country="SK" style:font-weight-asian="normal"/>
    </style:style>
    <style:style style:name="T140" style:family="text">
      <style:text-properties fo:language="sk" fo:country="SK" fo:font-weight="normal" style:font-weight-asian="normal" style:font-weight-complex="normal"/>
    </style:style>
    <style:style style:name="T141" style:family="text">
      <style:text-properties fo:language="sk" fo:country="SK" fo:font-weight="normal" style:font-name-asian="URWPalladioL-Roma" style:font-weight-asian="normal" style:font-name-complex="URWPalladioL-Roma" style:font-weight-complex="normal"/>
    </style:style>
    <style:style style:name="T142" style:family="text">
      <style:text-properties fo:language="sk" fo:country="SK" fo:font-style="normal" fo:font-weight="normal" style:font-style-asian="normal" style:font-weight-asian="normal" style:font-style-complex="normal" style:font-weight-complex="normal"/>
    </style:style>
    <style:style style:name="T143" style:family="text">
      <style:text-properties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144" style:family="text">
      <style:text-properties fo:language="sk" fo:country="SK" fo:font-style="italic" fo:font-weight="normal" style:font-style-asian="italic" style:font-weight-asian="normal" style:font-style-complex="italic" style:font-weight-complex="normal"/>
    </style:style>
    <style:style style:name="T145" style:family="text">
      <style:text-properties fo:language="sk" fo:country="SK" style:font-weight-asian="bold"/>
    </style:style>
    <style:style style:name="T146" style:family="text">
      <style:text-properties fo:language="sk" fo:country="SK" style:font-name-asian="URWPalladioL-Roma" style:font-name-complex="URWPalladioL-Roma"/>
    </style:style>
    <style:style style:name="T147" style:family="text">
      <style:text-properties style:font-size-asian="12pt"/>
    </style:style>
    <style:style style:name="T148" style:family="text">
      <style:text-properties style:font-size-asian="12pt" style:font-weight-asian="normal"/>
    </style:style>
    <style:style style:name="T149" style:family="text">
      <style:text-properties style:font-weight-asian="normal"/>
    </style:style>
    <style:style style:name="T150" style:family="text">
      <style:text-properties style:font-weight-asian="normal" style:font-size-complex="12pt"/>
    </style:style>
    <style:style style:name="T151" style:family="text">
      <style:text-properties style:font-size-complex="12pt"/>
    </style:style>
    <style:style style:name="T152" style:family="text">
      <style:text-properties style:font-weight-complex="normal"/>
    </style:style>
    <style:style style:name="T153" style:family="text">
      <style:text-properties style:font-weight-asian="bold"/>
    </style:style>
    <style:style style:name="T154" style:family="text">
      <style:text-properties style:font-weight-complex="bold"/>
    </style:style>
    <style:style style:name="T155" style:family="text">
      <style:text-properties style:font-size-complex="16pt" style:text-scale="96%"/>
    </style:style>
    <style:style style:name="T156" style:family="text">
      <style:text-properties style:font-name="Palatino Linotype" fo:font-size="12pt" fo:font-weight="normal" style:font-size-asian="12pt" style:font-weight-asian="normal" style:font-size-complex="12pt" style:font-weight-complex="normal"/>
    </style:style>
    <style:style style:name="T157" style:family="text">
      <style:text-properties fo:font-style="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font-weight-complex="bold"/>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style:font-name-complex="URWPalladioL-Roma"/>
    </style:style>
    <style:style style:name="T162" style:family="text">
      <style:text-properties style:font-name="Myriad Pro" fo:font-size="6pt" fo:font-weight="bold" style:font-name-asian="Myriad Pro" style:font-size-asian="6pt" style:font-weight-asian="bold" style:font-name-complex="Myriad Pro" style:font-size-complex="6pt" style:font-weight-complex="bold"/>
    </style:style>
    <style:style style:name="T163" style:family="text">
      <style:text-properties style:font-name="Myriad Pro" fo:font-size="6pt" fo:language="sk" fo:country="SK" fo:font-style="normal" fo:font-weight="bold" style:font-name-asian="Myriad Pro" style:font-size-asian="6pt" style:font-style-asian="normal" style:font-weight-asian="bold" style:font-name-complex="Myriad Pro" style:font-size-complex="6pt" style:font-style-complex="normal" style:font-weight-complex="bold"/>
    </style:style>
    <style:style style:name="T164" style:family="text">
      <style:text-properties style:font-style-asian="italic"/>
    </style:style>
    <style:style style:name="T165" style:family="text">
      <style:text-properties style:font-style-complex="italic"/>
    </style:style>
    <style:style style:name="T166" style:family="text">
      <style:text-properties style:font-name-complex="URWPalladioL-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arykova univerzita<text:line-break/>Fakulta informatiky</text:p>
      <text:p text:style-name="P21"><draw:frame draw:style-name="fr1" draw:name="graphics1" text:anchor-type="as-char" svg:width="3.15cm" svg:height="3.073cm" draw:z-index="0"><draw:image xlink:href="Pictures/200000080000304400002F56F1F9F11C.wmf" xlink:type="simple" xlink:show="embed" xlink:actuate="onLoad"/></draw:frame></text:p>
      <text:p text:style-name="P26">Vývoj rehabilitačnej hry s využitím zariadenia Leap Motion</text:p>
      <text:p text:style-name="P27">Úvod k bakalárskej práci</text:p>
      <text:p text:style-name="P22">Michal Obert</text:p>
      <text:p text:style-name="P22"/>
      <text:p text:style-name="P22"/>
      <text:p text:style-name="P23"/>
      <text:p text:style-name="P23"/>
      <text:p text:style-name="P23"/>
      <text:p text:style-name="P23"/>
      <text:p text:style-name="P23"/>
      <text:p text:style-name="P23"/>
      <text:p text:style-name="P23">Brno, 2015</text:p>
      <text:p text:style-name="P24"/>
      <text:p text:style-name="P24"/>
      <text:p text:style-name="P6"><text:soft-page-break/>Obsah</text:p>
      <text:p text:style-name="P6"/>
      <text:p text:style-name="P1"><text:span text:style-name="T112">1 </text:span>Úvod </text:p>
      <text:p text:style-name="P2">2 Rehabilitácia</text:p>
      <text:p text:style-name="P1"><text:span text:style-name="T112">3 </text:span>Zariadenia snímajúce pohyb </text:p>
      <text:list xml:id="list43263288" text:style-name="L1">
        <text:list-item>
          <text:list>
            <text:list-item>
              <text:p text:style-name="P29">Leap Motion</text:p>
            </text:list-item>
            <text:list-item>
              <text:p text:style-name="P29">Kinect</text:p>
            </text:list-item>
            <text:list-item>
              <text:p text:style-name="P29">Geomagic touch</text:p>
            </text:list-item>
            <text:list-item>
              <text:p text:style-name="P29">Wii Remote</text:p>
            </text:list-item>
            <text:list-item>
              <text:p text:style-name="P29">Le Stick</text:p>
            </text:list-item>
            <text:list-item>
              <text:p text:style-name="P29">Asus Eee Stick</text:p>
            </text:list-item>
            <text:list-item>
              <text:p text:style-name="P35">Playstation@4 Eye</text:p>
            </text:list-item>
          </text:list>
        </text:list-item>
      </text:list>
      <text:p text:style-name="P1"><text:span text:style-name="T112">4 Použitie zariadení snímajúcich pohyb v zdravotníctve</text:span></text:p>
      <text:list xml:id="list22309722" text:style-name="L11">
        <text:list-item>
          <text:list>
            <text:list-item>
              <text:p text:style-name="P31"><text:span text:style-name="T112">Newron</text:span></text:p>
            </text:list-item>
            <text:list-item>
              <text:p text:style-name="P31"><text:span text:style-name="T112">TedCube</text:span></text:p>
            </text:list-item>
            <text:list-item>
              <text:p text:style-name="P31"><text:span text:style-name="T112">TedSign</text:span></text:p>
            </text:list-item>
            <text:list-item>
              <text:p text:style-name="P31"><text:span text:style-name="T112">Visual Touch Therapy</text:span></text:p>
            </text:list-item>
            <text:list-item>
              <text:p text:style-name="P31">Vivid Vision</text:p>
            </text:list-item>
            <text:list-item>
              <text:p text:style-name="P31">Fruit Ninja</text:p>
            </text:list-item>
          </text:list>
        </text:list-item>
      </text:list>
      <text:p text:style-name="P2">5 Serious games<text:line-break/>6 Použité technológie</text:p>
      <text:list xml:id="list25510054" text:style-name="L13">
        <text:list-item>
          <text:list>
            <text:list-item>
              <text:p text:style-name="P33">Unity</text:p>
            </text:list-item>
          </text:list>
        </text:list-item>
      </text:list>
      <text:list xml:id="list26454553" text:style-name="L14">
        <text:list-item>
          <text:list>
            <text:list-header>
              <text:p text:style-name="P61"><text:span text:style-name="T154"><text:s/><text:tab/>6.2 Microsoft Visual Studio 2015</text:span></text:p>
              <text:p text:style-name="P61"><text:s/><text:tab/>6.3 Visual Studio 2015 Tools for Unity</text:p>
              <text:p text:style-name="P61"><text:s/><text:tab/>6.4 Leap Motion SDK 2.3.1.31549</text:p>
            </text:list-header>
          </text:list>
        </text:list-item>
      </text:list>
      <text:p text:style-name="P1"><text:span text:style-name="T112">7 </text:span>Návrh hry</text:p>
      <text:p text:style-name="P1"><text:span text:style-name="T112"><text:tab/>7.1 </text:span><text:span text:style-name="T114">Účel hry</text:span></text:p>
      <text:p text:style-name="P1"><text:span text:style-name="T112"><text:tab/>7.2 </text:span><text:span text:style-name="T114">Princípy hry</text:span></text:p>
      <text:p text:style-name="P1"><text:span text:style-name="T112"><text:tab/>7.3 </text:span><text:span text:style-name="T114">Ovládanie </text:span></text:p>
      <text:p text:style-name="P1"><text:span text:style-name="T112">8 </text:span>Implementácia </text:p>
      <text:p text:style-name="P28">9 Uživateľské testovanie <text:span text:style-name="T108">//cca 10 ľudí si to zahrá, odpovie na dotazník, vyhodnotenie</text:span></text:p>
      <text:p text:style-name="P28">10 Future work<text:span text:style-name="T108"> </text:span></text:p>
      <text:p text:style-name="P3"><text:span text:style-name="T112">11 </text:span><text:span text:style-name="T126">Záver </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Úvod</text:p>
      <text:p text:style-name="P5"/>
      <text:p text:style-name="P58"><text:span text:style-name="T158">Serious games</text:span>,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text:span text:style-name="T158">serious games</text:span> [1].<text:line-break/></text:p>
      <text:p text:style-name="P8"><text:span text:style-name="T13"><text:tab/>„Liečebná rehabilitácia</text:span><text:span text:style-name="T23"> </text:span><text:span text:style-name="T13">je medicínsky odbor, ktorý skúma a využíva prostriedky liečebnej telesnej výchovy, pracovnej, psychosociálnej a výchovnej rehabilitácie v prevencii, diagnóze a liečbe chorôb“ [2].</text:span><text:span text:style-name="T9">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7"><text:tab/>Na vyriešenie tohto problému sa vynikajúco hodia hry, v ktorých je časté opakovanie určitého pohybu či činnosti bežné a využívané k zlepšeniu hrateľ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oft-page-break/><text:span text:style-name="T9"><text:tab/>Hra je určená pre použitie so zariadením </text:span><text:span text:style-name="T11">Leap Motion</text:span><text:span text:style-name="T9"> (Leap Motion, Inc.) [3]. Je to malé zariadenie pripojené pomocou USB (Universal Serial Bus, v preklade Univerzálna sériová zbernica), ktoré umožňuje snímať pohyby rúk hráča. Využíva k tomu 3 LED (Light-emitting diode, v preklade svetelná dióda. Ďalej len LED), ktoré vytvárajú 3D sieť bodov v priestore približne do výšky 1 meter nad zariadením a 2 infračervené kamery, ktoré snímajú pohyb v tomto priestore rýchlosťou približne 200 snímkov za sekundu a presnosťou 0,01 mm [4] . Poskytuje tak možnosť kontroly správneho vykonávania pohybov a zároveň okamžitú spätnú väzbu pre hráča. </text:span></text:p>
      <text:p text:style-name="P11"><text:span text:style-name="T9"><text:line-break/><text:tab/>Ďalej som využil vývojové prostredie </text:span><text:span text:style-name="T11">Unity3D</text:span><text:span text:style-name="T10">, ktoré je navrhnuté priamo na tvorbu hier a simulačných aplikácií a taktiež poskytuje množstvo voľne dostupných materiálov použiteľných pri vývoji. </text:span><text:span text:style-name="T11">Unity3D </text:span><text:span text:style-name="T10">podporuje 3 programovacie jazyky (</text:span><text:span text:style-name="T11">C#</text:span><text:span text:style-name="T10">, </text:span><text:span text:style-name="T11">JavaScript</text:span><text:span text:style-name="T10"> a </text:span><text:span text:style-name="T11">Boo</text:span><text:span text:style-name="T10">). </text:span></text:p>
      <text:p text:style-name="P11"><text:span text:style-name="T10">Rozhodol som </text:span><text:span text:style-name="T10">sa </text:span><text:span text:style-name="T10">pre C</text:span><text:span text:style-name="T10">#, </text:span><text:span text:style-name="T10">pretože som s ním zo spomínaných jazykov najbližšie oboznámený.</text:span></text:p>
      <text:p text:style-name="P7"/>
      <text:p text:style-name="P7"><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17"><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9"><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oft-page-break/><text:span text:style-name="T9">//odtia</text:span><text:span text:style-name="T9">ľto to asi budem prepisovať</text:span><text:span text:style-name="T9"><text:tab/></text:span></text:p>
      <text:p text:style-name="P11"><text:span text:style-name="T9">Poslednú časť mojej práce tvorí test účinnosti hry priamo na osobách s poruchami jemnej motoriky. V spolupráci so strediskom </text:span><text:span text:style-name="T11">Teiresiás</text:span><text:span text:style-name="T9"> a </text:span><text:span text:style-name="T11">Fakultou sportovních studií Masarykovy </text:span><text:span text:style-name="T11">univerzity</text:span><text:span text:style-name="T9"> bola hra doručená pacientom, ktorý ju testovali. Spätnú väzbu ako aj postup a zmenu zdravotného stavu jednotlivých pacientov som spracoval a vyhodnotil v záverečnej časti tejto práce.</text:span></text:p>
      <text:p text:style-name="P7"/>
      <text:p text:style-name="P11"><text:tab/>Výsledky mojej práce sa dajú rozdeliť do 2 častí. </text:p>
      <text:p text:style-name="P11">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6"><text:span text:style-name="T42">2 Rehabilitácia</text:span></text:p>
      <text:p text:style-name="P71">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4"/>
      <text:p text:style-name="P14"><text:tab/>Rehabilitáciu delíme na krátkodobú a dlhodobú.<text:line-break/><text:span text:style-name="T59">Krátkodobá</text:span><text:span text:style-name="T60"> </text:span><text:span text:style-name="T155">(prechodná) je starostlivosť nadväzujúca na liečebnú starostlivosť, ktorá vedie k upevneniu úplného obnovenia zdravia a normálnej kvality života.<text:line-break/></text:span><text:span text:style-name="T60">Dlhodobá </text:span><text:span text:style-name="T155">(permanentná) sa týka osôb s dlhodobým alebo trvalým zdravotným postihnutím ťažšieho stupňa. Často je spojená s trvalým narušením kvality života <text:s text:c="2"/></text:span><text:span text:style-name="T155">[16]</text:span></text:p>
      <text:p text:style-name="P16">//text o rehabilitácii, technológie aké sa používajú, spomeniem Neuron ak nie je príliš //závislý na kinecte, ak je tak až v sekcii 4</text:p>
      <text:p text:style-name="P13"/>
      <text:p text:style-name="P13">3 Zariadenia snímajúce pohyb v hernom priemysle </text:p>
      <text:p text:style-name="P11"><text:span text:style-name="T115"><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14] </text:span><text:span text:style-name="T115">V tejto kapitole pop</text:span><text:span text:style-name="T115">íšem niekoľko najznámejších zariadení.</text:span></text:p>
      <text:p text:style-name="P9"/>
      <text:list xml:id="list43246847" text:style-name="L2">
        <text:list-item>
          <text:list>
            <text:list-header>
              <text:p text:style-name="P37"><text:soft-page-break/>3.1 Leap Motion</text:p>
              <text:list>
                <text:list-item>
                  <text:list>
                    <text:list-item>
                      <text:list>
                        <text:list-header>
                          <text:p text:style-name="P57"><text:span text:style-name="T62"><text:s/><text:tab/>Leap Motion od spoločnosti Leap Motion, Inc. je zariadenie, ktoré sníma pohyb rúk v priestore a údaje o tomto pohybe odosiela do počítača, kde sú ďalej spracovávané. Umožňuje tak vytvorenie 3D <text:s/>modelu ruky hráča v reálnom čase, ktorý sa následne dá použiť na ovládanie aplikácií v počítači, prípadne priamo počítača.</text:span></text:p>
                        </text:list-header>
                      </text:list>
                    </text:list-item>
                  </text:list>
                </text:list-item>
              </text:list>
            </text:list-header>
          </text:list>
        </text:list-item>
      </text:list>
      <text:p text:style-name="P56"><text:span text:style-name="T62"><text:s/><text:tab/>Je dostupný ako samostatné zariadenie, či ako súčasť niektorých notebookov značky HP. Vynikajúco sa hodí pre použitie so zariadením Oculus Rift.</text:span></text:p>
      <text:list xml:id="list29337863" text:continue-numbering="true" text:style-name="L2">
        <text:list-item>
          <text:list>
            <text:list-item>
              <text:list>
                <text:list-item>
                  <text:list>
                    <text:list-item>
                      <text:list>
                        <text:list-header>
                          <text:p text:style-name="P57"><text:span text:style-name="T62"><text:s/><text:tab/>Leap Motion som si vybral </text:span><text:span text:style-name="T62">a </text:span><text:span text:style-name="T62">používal ho najmä</text:span><text:span text:style-name="T62"> kvôli širokej základni vývojárov <text:line-break/>viac ako 200 000) </text:span><text:span text:style-name="T62">[3], </text:span><text:span text:style-name="T62">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prihliadnutím na fakt, že presnosť ktorej je schopný priemerný zdravý človek je približne 0,4 mm mi teda presnosť zariadenia Leap Motion vyhovovala.</text:span><text:span text:style-name="T62">[17]</text:span><text:span text:style-name="T62"><text:line-break/></text:span></text:p>
                          <text:list>
                            <text:list-item>
                              <text:list>
                                <text:list-header>
                                  <text:p text:style-name="P57"><text:span text:style-name="T62"><text:s/><text:tab/>Zariadenie sa skladá z 32Mbit </text:span><text:span text:style-name="T62">NOR </text:span><text:span text:style-name="T62">flash pamäte, 3 infračervených LED 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57"><text:span text:style-name="T62"><text:s/><text:tab/>Širokouhlé objektívy poskytujú zariadeniu približne 0,227 </text:span><text:span text:style-name="T62">m³</text:span><text:span text:style-name="T62">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57"><text:span text:style-name="T62"><text:s/><text:tab/>Flash pamäť zabezpečuje zapnutie LED len v momente, keď obe kamery zachytávajú snímku, čím sa výrazne šetrí spotreba energie a tiež tak umožňuje väčšiu intenzitu žiarenia. </text:span></text:p>
                                              <text:p text:style-name="P57"><text:span text:style-name="T62"><text:s/><text:tab/>Zariadenie načíta dáta z kamier do vlastnej pamäte, vykoná potrebné úpravy, spojí snímky z kamier do jedného balíčka a ten sa odošle na ďalšie spracovanie Leap Motion </text:span><text:soft-page-break/><text:span text:style-name="T62">softvéru v počítači. V jednej z posledných aktualizácií vývojári sprístupnili aj tieto neupravené (raw) snímky pre voľné použitie.</text:span></text:p>
                                              <text:p text:style-name="P57"><text:span text:style-name="T62"><text:s/><text:tab/>Snímané dáta sú vo forme šedotónového obrazu (obraz v ktorom každý pixel nesie len jednu hodnotu, intenzitu, a tá je zobrazovaná v odtieňoch šedej) infračerveného spektra rozdeleného na ľavú a pravú kameru. </text:span></text:p>
                                              <text:p text:style-name="P57"><text:span text:style-name="T62"><text:s/><text:tab/>Po prijatí dát počítačom ich ďalej spracúva služba Leap Motion Service. Tá nevytvára hĺbkovú mapu (týmto spôsobom to robí napriklad Kinect a predpokladalo sa teda, že Leap Motion využije podobného systému), pretože reprezentácia 3D objektov 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Leap Motion za vhodný nástroj považuje objekt v tvare úzkeho valca, napríklad ceruzku či pero). </text:span></text:p>
                                              <text:p text:style-name="P57"><text:span text:style-name="T62"><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span></text:p>
                                            </text:list-header>
                                          </text:list>
                                        </text:list-header>
                                      </text:list>
                                    </text:list-item>
                                  </text:list>
                                </text:list-header>
                              </text:list>
                            </text:list-item>
                          </text:list>
                        </text:list-header>
                      </text:list>
                    </text:list-item>
                  </text:list>
                </text:list-item>
              </text:list>
              <text:p text:style-name="P37"/>
              <text:p text:style-name="P37">3.2 Kinect</text:p>
              <text:list>
                <text:list-item>
                  <text:list>
                    <text:list-item>
                      <text:list>
                        <text:list-header>
                          <text:p text:style-name="P70"><text:s/><text:tab/>Kinect od spoločnosti Microsoft pre Xbox 360, Xbox One, či pre osobné počítače, je súčasnej dobe je asi najznámejším zariadením pre snímanie pohybu v hernom priemysle. <text:soft-page-break/>Za svoj úspech vďačí najme cenovej dostupnosti(100-150$), ktorú si firma Microsoft zaistila vývojom nízko nákladových 3-D kamier, ktoré sú hlavnou súčasťou zariadenia. <text:line-break/>3-D camera Kinectu funguje na podobnom princípe ako Leap Motion, infračervené lúče sú vysielané so špecifickým vzorom (narozdiel od zariadenia Leap Motion) a zachytávané kamerou, ktorá získané údaje posiela zariadeniu na ďalšie spracovanie.<text:span text:style-name="T1"> </text:span><text:span text:style-name="T1">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prijatím jeho odrazu kamerou.[6] </text:span></text:p>
                        </text:list-header>
                      </text:list>
                    </text:list-item>
                  </text:list>
                </text:list-item>
              </text:list>
              <text:p text:style-name="P37"><text:line-break/>3.3 Geomagic touch</text:p>
              <text:p text:style-name="P52"><text:span text:style-name="T42"><text:s/><text:tab/></text:span><text:span text:style-name="T44">Geomagic touch je motorizované zariadenie, ktoré poskytuje silovú spätnú väzbu na používateľovej ruke, čím umožňuje </text:span><text:span text:style-name="T46">cítiť</text:span><text:span text:style-name="T43">, či </text:span><text:span text:style-name="T46">uchopiť </text:span><text:span text:style-name="T43">virtuálne objekty v 3D priestore.<text:line-break/></text:span><text:span text:style-name="T43">Pre svoju vyššiu cenu (približne 3900 </text:span><text:span text:style-name="T43">$ [10]</text:span><text:span text:style-name="T43">) je však používaný z väčšej časti len pre vedu a výskum</text:span><text:span text:style-name="T43"> </text:span><text:span text:style-name="T43">.</text:span></text:p>
              <text:p text:style-name="P52"/>
            </text:list-item>
          </text:list>
        </text:list-item>
      </text:list>
      <text:list xml:id="list43275394" text:style-name="L3">
        <text:list-item>
          <text:list>
            <text:list-header>
              <text:p text:style-name="P42"><text:span text:style-name="T59">3.4 Wii </text:span><text:span text:style-name="T59">Remote</text:span></text:p>
              <text:p text:style-name="P42"><text:span text:style-name="T59"><text:tab/></text:span><text:span text:style-name="T108">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42"/>
              <text:p text:style-name="P38">3.5 Le Stick</text:p>
            </text:list-header>
          </text:list>
        </text:list-item>
      </text:list>
      <text:p text:style-name="P11"><text:span text:style-name="T108"><text:s/><text:tab/>Vôbec prvý </text:span><text:span text:style-name="T108">hern</text:span><text:span text:style-name="T108">ý ovládač na trhu vyvinutý v roku 1981 <text:s/>firmou DataSoft Inc.</text:span><text:span text:style-name="T108">[7]</text:span></text:p>
      <text:p text:style-name="P14">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text:soft-page-break/>ovládač. K faktorom ktoré prispeli k neúspechu patrila tiež vyššia cena a krach herného priemyslu v amerike[8] ktorý nastal v roku 1983.</text:p>
      <text:p text:style-name="P14"/>
      <text:list xml:id="list43277878" text:style-name="L4">
        <text:list-item>
          <text:list>
            <text:list-header>
              <text:p text:style-name="P39">3.6 Asus Eee Stick</text:p>
              <text:list>
                <text:list-header>
                  <text:p text:style-name="P41"><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16"><text:span text:style-name="T42"><text:line-break/></text:span>3.7 <text:span text:style-name="T4">PlayStation®4 Eye</text:span></text:p>
      <text:p text:style-name="P16"><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Motion) rozpoznať hĺbku priestoru (teda tretí rozmer). <text:s/>To umožňuje PS4 Eye vystrihnúť obraz hráča z pozadia alebo určiť jeho polohu (vzhľadom k PS4). Postavy v hre sa tak napríklad môžu otočiť priamo na hráča.[5] V súčasnej dobe je systém detekcie pohybu pre PS4 skôr doplnkom, narozdiel od zariadení Leap Motion a Kinect, kde tvorí základnú zložku.</text:span></text:p>
      <text:p text:style-name="P18"/>
      <text:p text:style-name="P1"><text:span text:style-name="T112">4 Použitie zariadení snímajúcich pohyb v zdravotníctve</text:span> </text:p>
      <text:p text:style-name="P1"><text:tab/><text:span text:style-name="T108">Zariadenia snímajúce pohyb sú v poslednej dobe cenovo dostupné a začali sa často využívať aj v zdravotníctve. Používajú sa v domácnostiach (pri rehabilitácii), či priamo v nemocnicach. Spomenul som niekoľko známejších, často používaných či ľahko dostupných variant.</text:span></text:p>
      <text:p text:style-name="P1"><text:span text:style-name="T108"><text:s/></text:span></text:p>
      <text:p text:style-name="P1"><text:span text:style-name="T112">4.1 NEWRON</text:span></text:p>
      <text:p text:style-name="P36"><text:span text:style-name="T90"><text:s/><text:tab/></text:span><text:span text:style-name="T63">Terapeutický systém NEWRON <text:s/>je PC aplikácia </text:span><text:span text:style-name="T63">zložená zo</text:span><text:span text:style-name="T63"> sady hier, ktorých prostredníctvom je možné priebežne pôsobiť na sociálne vnímanie a sociálnu interakciu jedincov cieľovej skupiny, aktivovať ich psychomotorické či rozhodovacie funkcie a taktiež optimalizovať využívanie moderných informačných technológií v prospech osobného rozvoja.</text:span><text:span text:style-name="T63">[23]</text:span></text:p>
      <text:p text:style-name="P36"><text:span text:style-name="T63"><text:tab/></text:span><text:span text:style-name="T63">Projekt je súčasťou aplikovaného výskumu Masarykovej univerzity, je voľne dostupný k stiahnutiu a v súčasnej dobe je cielený primárne na deti a mládež s diagnostikovanou poruchou autistického spektra(PAS). <text:s/>Snaží sa o zapojenie dieťaťa do procesu hrania hier v domácom prostredí, ktoré sú súčasťou projektu a ktoré sú navrhnuté k zlepšeniu stavu dieťaťa. </text:span></text:p>
      <text:p text:style-name="P36"><text:span text:style-name="T63"><text:tab/>V ďalších fázach projektu sa predpokladá rozšírenie cieľovej skupiny aj na </text:span><text:soft-page-break/><text:span text:style-name="T63">pacientov s inou diagnózou ako PAS. Je možné tiež rozšírenie o nové technológie, segmenty, hry či aplikácie. </text:span></text:p>
      <text:p text:style-name="P36"><text:span text:style-name="T63"/></text:p>
      <text:p text:style-name="P36"><text:span text:style-name="T63"><text:tab/>Na ovládanie systému NEWRON a hier v ňom obsiahnutých sa v súčasnej dobe využíva myš, Kinect a Leap Motion, v závislosti od toho, čo má daná hra za úlohu precvičovať. </text:span></text:p>
      <text:p text:style-name="P1"><text:span text:style-name="T112">4.2 TedCube</text:span></text:p>
      <text:p text:style-name="P68"><text:span text:style-name="T90"><text:tab/></text:span><text:span text:style-name="T63">TedCube </text:span><text:span text:style-name="T63">od firmy TedCas Medical Systems </text:span><text:span text:style-name="T63">je </text:span><text:span text:style-name="T63">relatívne </text:span><text:span text:style-name="T63">mal</text:span><text:span text:style-name="T63">é zariadenie, ktoré údajne umožňuje ovládanie akéhokoľvek systému pomocou gest a hlasu. Výrobca uvádza 100</text:span><text:span text:style-name="T66">% </text:span><text:span text:style-name="T67">kompatibilitu, nez</text:span><text:span text:style-name="T67">ávislosť na platforme, verzii či technológii systému. Požadované je len rozoznanie štandardnej myši a klávesnice. TedCube samotný nie je schopný snímať pohyb či zaznamenávať zvuk. Funguje ako sprostredkovateľ medzi zariadením schopným detekovať pohyb (Leap Motion, Kinect, atp.) či zvuk a počítačom, bez nutnosti inštalácie akýchkoľvek ovládačov či softvéru.</text:span></text:p>
      <text:p text:style-name="P68"><text:span text:style-name="T67"><text:tab/>Zariadenie je určené najmä pre chirurgov, ktorý sa počas operácie nesmú dotýkať myši či klávesnice.</text:span><text:span text:style-name="T67">[25]</text:span></text:p>
      <text:p text:style-name="P1"><text:span text:style-name="T112">4.3 TedSign</text:span></text:p>
      <text:p text:style-name="P1"><text:s/><text:tab/><text:span text:style-name="T108">Informačný systém vyvinutý firmou TedCas Medical Systems pre použitie pri operáciách (podobne ako TedCube) umožňuje plne bezdotykové ovládanie, prístup k potrebným údajom, jednoduché ovládanie a možnosť použitia pri akomkoľvek type operácie.</text:span><text:span text:style-name="T108">[26]</text:span></text:p>
      <text:p text:style-name="P1"><text:span text:style-name="T112">4.4 Visual Touch Therapy</text:span></text:p>
      <text:p text:style-name="P1"><text:span text:style-name="T112">//SAME THING AS I AM DOING</text:span></text:p>
      <text:p text:style-name="P67"><text:span text:style-name="T112"><text:tab/></text:span><text:span text:style-name="T109">Visual Touch Therapy (VTT) je herná platforma, ktorá využíva Leap Motion ako terapeutický/liečebný/rehabilitačný nástroj pre </text:span><text:span text:style-name="T109">ľudí s poruchami pohyblivosti, ako napríklad pacienti po úraze hlavy, chrbtice, mŕtvici či s poškodením nervovej sústavy. Obsahuje bežné herné mechanizmy, ktoré využívajú opakujúcich sa pohybových cvičení poskytujúc spôsob terapie založený na neustálom odmeňovaní úsilia a okamžitej odozve.</text:span></text:p>
      <text:p text:style-name="P68"><text:span text:style-name="T92"><text:s/><text:tab/></text:span><text:span text:style-name="T68">VTT v súčasnej dobe obsahuje 3 jednoduché hry, každú zameranú na iný pohyb, každý z nich typicky používaný pri terapii. Každá hra obsahuje množstvo odznakov, </text:span><text:span text:style-name="T64">úspe</text:span><text:span text:style-name="T65">chov, mikro odmien, a prehľad skóre.</text:span></text:p>
      <text:p text:style-name="P68"><text:span text:style-name="T65"><text:tab/>Dôležitým prvkom terapie je sledovanie pokroku pacienta. Toto umožňuje Progress Dashboard (Panel pokroku), ktorý zobrazuje údaje ako čas strávený cvičením, počet úspechov, pokrok v každej úrovni a rôzne štatistiky. Umožňuje tak hráčovi sledovať, či dodržiava stanovený režim terapie.</text:span></text:p>
      <text:p text:style-name="P68"><text:span text:style-name="T65"><text:tab/>VTT tiež pomocou web kamery sleduje a kontroluje správne držanie tela hráča.</text:span><text:span text:style-name="T65">[28]</text:span></text:p>
      <text:p text:style-name="P68"><text:span text:style-name="T65"/></text:p>
      <text:p text:style-name="P1"><text:span text:style-name="T112">4.5 Vivid Vision</text:span></text:p>
      <text:p text:style-name="P68"><text:span text:style-name="T90"><text:tab/></text:span><text:span text:style-name="T63">Projekt Vivid Vision pôvodne vznikol pod názvom Diplopia ako možný spôsob liečby porúch zraku, konkrétne sa jednalo o strabismus (škúlenie, nedostatočná koordinácia oboch očí, jedno sa odchyľuje od smeru pozorovaného predmetu) a ambolyopiu (tupozrakosť, pacient nevidí ostro na jedno oko) pomocou hry. Využíva kombináciu zariadení Oculus Rift a Leap Motion. Oculus Rift zobrazoval virtuálnu realitu vo forme hry a poskytoval každému oku inú časť informácie, nútil hráča spracovať </text:span><text:soft-page-break/><text:span text:style-name="T63">informácie z oboch očí. Leap Motion poskytuje prirodzený spôsob interakcie vo virtuálnej realite. Názov projektu sa neskôr zmenil na Vivid Vision. Do dnešného dňa prebehli 2 odborné štúdie (jedna ukončená, jedna prebiehajúca). Ukončená štúdia prebehla v UVEA Mediklinik na Slovensku na 15 pacientoch s diagnostikovanou ambolyopiou. 60</text:span><text:span text:style-name="T63">% sledovan</text:span><text:span text:style-name="T63">ých pacientov preukázalo výrazné zlepšenie zdravotného stavu po niekoľkých týždňoch používania. Aj najmä vďaka tejto štúdii je od 15.04.2015 Vivid Vision používaný v niektorých očných klinikách v USA.</text:span><text:span text:style-name="T63">[24]</text:span></text:p>
      <text:p text:style-name="P1"><text:span text:style-name="T112">4.6 Fruit Ninja</text:span></text:p>
      <text:p text:style-name="P1"><text:span text:style-name="T112"><text:tab/></text:span><text:span text:style-name="T109">V apríli roku 2014 vyšla štúdia zaoberajúca sa možnosťami využitia Leap Motion pri rehabilitácii pacientov po mŕtvici. Využila k tomu hru Fruit Ninja, ktorá bola upravená pre potreby štúdie. Testovaná vzorka 14 pacientov s rôznym stupňom postihnutia hrala takto upravenú hru a ich štatistiky boli zaznamenávané a neskôr vyhodnotené. Výsledky štúdie potvrdzujú spojenie medzi štatistikami hráča a hodnotami testov určených pre diagnostiku stupňa obmedzenosti pohybu pacienta. Testovaná skupina tiež potvrdila, že pohyby vykonávané pri hre sú pohyby potrebné, prípadne vhodné, pre ich úspešnú rehabilitáciu a zároveň vyjadrili ochotu k pravidelnému hraniu hry. Štúdia sa však z väčšej časti zameriava na vzťah štatistík hráča a hodnôt testov pacienta a nevenuje sa dostatočne využitiu hry pre rehabilitačné účely (obmedzuje sa len na dotazník testovanej vzorky pacientov). Štúdia tiež vznikla približne mesiac pred vydaním verzia 2 Leap Motion, ktorá vylepšila snímanie ruky a odstránila problém, kedy Leap Motion predpokladalo, že prst/y, ktoré zmizli zo zorného poľa zariadenia sa už na ruke nenachádzajú. Tomuto problému bola venovaná časť štúdie, ktorá mohla byť, s použitím Leap Motion verzie 2 venovaná napríklad väčšiemu dôrazu na rehabilitáciu.</text:span><text:span text:style-name="T109">[27]</text:span></text:p>
      <text:p text:style-name="P1"/>
      <text:p text:style-name="P2">5 Serious games</text:p>
      <text:p text:style-name="P2"><text:tab/><text:span text:style-name="T108">Svetová tržná hodnota </text:span><text:span text:style-name="T160">serious games </text:span><text:span text:style-name="T57">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160">serious games</text:span><text:span text:style-name="T57"> majú do budúcnosti čo ponúknuť a niektorý analytici ich popisujú ako ďalšiu vlnu technológiou sprostredkovaného učenia.</text:span></text:p>
      <text:p text:style-name="P2"><text:span text:style-name="T57"/></text:p>
      <text:p text:style-name="P2"><text:span text:style-name="T57"><text:s/><text:tab/>Hry sa podľa Anne Derryberry dajú rozdeliť na </text:span><text:span text:style-name="T160">casual games </text:span><text:span text:style-name="T57">(odpočinkové hry), </text:span><text:span text:style-name="T160">serious games</text:span><text:span text:style-name="T57"> a </text:span><text:span text:style-name="T160">advergames</text:span><text:span text:style-name="T57"> (reklamné hry).</text:span></text:p>
      <text:p text:style-name="P2"><text:span text:style-name="T57"><text:s/><text:tab/></text:span><text:span text:style-name="T160">Casual games</text:span><text:span text:style-name="T57"> 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úmyselný dôsledok hry.</text:span></text:p>
      <text:p text:style-name="P28"><text:span text:style-name="T57"><text:tab/></text:span><text:span text:style-name="T160">Serious games</text:span><text:span text:style-name="T57"> sú hry, ktoré sú navrhnuté a vytvorené so zámerom vzdelať, či priamo vylepšiť určitú schopnosť, prípadne schopnosti u hráča. Dnes sa využívajú napríklad pri tréningu záchranných zložiek, pri vojenskom výcviku, vzdelávanie zamestnancov vo </text:span><text:soft-page-break/><text:span text:style-name="T57">firmách, v zdravotníctve a v mnohých školách a univerzitách vo svete. <text:tab/>Herný žáner, zložitosť hry či cieľová platforma sa líšia podobne ako pri </text:span><text:span text:style-name="T160">casual games</text:span><text:span text:style-name="T57">. Aj keď hlavným cieľom </text:span><text:span text:style-name="T160">serious game</text:span><text:span text:style-name="T57"> je vzdelávať, hra (a zábava) je ich neodmysliteľnou súčasťou.</text:span></text:p>
      <text:p text:style-name="P68"><text:span text:style-name="T94"><text:tab/></text:span><text:span text:style-name="T93">Advergames</text:span><text:span text:style-name="T94"> sú hry, ktoré čerpajú rovnako z </text:span><text:span text:style-name="T93">casual games</text:span><text:span text:style-name="T94"> ako aj </text:span><text:span text:style-name="T93">serious games</text:span><text:span text:style-name="T94">. Využívajú rôzne techniky k propagovaniu produktu, značky, hnutia, politického kandidáta, … Podobne ako </text:span><text:span text:style-name="T93">serious games</text:span><text:span text:style-name="T94"> sú na vzostupe a často sa využívajú najmä k propagácii filmov či seriálov (napríklad Lightsaber </text:span><text:span text:style-name="T94">Escape[20],</text:span><text:span text:style-name="T94"> ktorý vznikol hlavne ako reklama pre blížiacu sa premiéru filmu Star Wars: The Force Awakens</text:span><text:span text:style-name="T94">). Tieto hry m</text:span><text:span text:style-name="T94">ôžu reklamu využívať len čiastočne a spadať tak buď do </text:span><text:span text:style-name="T93">serious games</text:span><text:span text:style-name="T94">, alebo do </text:span><text:span text:style-name="T93">casual game</text:span><text:span text:style-name="T94">. Takéto hry sú napríklad Splinter Cell (hlavná postava používa mobil značky Sony ericsson), FIFA International Soccer (na billboardoch v hre sa objavuje značka Adidas)</text:span><text:span text:style-name="T19"> a</text:span><text:span text:style-name="T57"> </text:span><text:span text:style-name="T94">America</text:span><text:span text:style-name="T94">'s army (ktorá v oficiálnom popise hry priznáva, že je určená ako nástroj pre nábor do armády). Posledná menovaná spadá dokonca do všetkých troch kategórií, pretože jej hlavným zámerom je prilákať masy, prvky </text:span><text:span text:style-name="T94">serious games </text:span><text:span text:style-name="T94">si hráč môže všimnúť napríklad ak sa rozhodne hrať ako medic (vojenský doktor), musí absolvovať virtuálny kurz prvej pomoci, ktorý je založený na reálnom tréningu vojenských doktorov v americkej armáde. Sú známe dokonca prípady, kedy takto nadobudnuté vedomosti pomohli hráčovi zachrániť ľudský život[21]</text:span><text:span text:style-name="T94"> .</text:span></text:p>
      <text:p text:style-name="P68"><text:span text:style-name="T94"/></text:p>
      <text:p text:style-name="P68"><text:span text:style-name="T93"><text:tab/>Serious games</text:span><text:span text:style-name="T94"> sa od iných hier odlišujú najmä zameraním sa na konkrétne a zámerné učebné výsledky, aby dosiahli skutočné, kvantifikovateľné a trvale udržateľné zmeny vo 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68"><text:span text:style-name="T94"/></text:p>
      <text:p text:style-name="P68"><text:span text:style-name="T94"><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text:span><text:span text:style-name="T94">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serious games, no ukázali, že hry sa dajú reálne využiť aj inak ako len pre zábavu.</text:span></text:p>
      <text:p text:style-name="P68"><text:span text:style-name="T94"/></text:p>
      <text:p text:style-name="P68"><text:span text:style-name="T94"><text:s/><text:tab/></text:span><text:span text:style-name="T93">Serious games</text:span><text:span text:style-name="T94"> sa využívajú, ako som už v tejto sekcii spomínal, v rôznych odvetviach. </text:span></text:p>
      <text:p text:style-name="P68"><text:span text:style-name="T94">Armáda a záchranné zložky boli medzi prvými, kto ich začal využívať, pretože poskytujú možnosť otestovať zvládanie krízových situácií vo virtuálnom prostredí, kde prípadná chyba nevedie k vážnym zraneniam, škodám na majetku či smrti.</text:span></text:p>
      <text:p text:style-name="P68"><text:span text:style-name="T94">Vzdelávacie inštitúcie využívajú hry pre výučbu jazykov, urýchlenie vedeckých </text:span><text:soft-page-break/><text:span text:style-name="T94">experimentov. Hry tiež umožňujú individualizovaný prístup k jednotlivým študentom a ich výuke.</text:span></text:p>
      <text:p text:style-name="P68"><text:span text:style-name="T94">V potravinárstve sú využívané napríklad spoločnosťou </text:span><text:span text:style-name="T123">McDonald</text:span><text:span text:style-name="T123">'s v Japonsku </text:span><text:span text:style-name="T123">na tréning zamestnancov.</text:span></text:p>
      <text:p text:style-name="P68"><text:span text:style-name="T123">V zdravotníctve je príkladom terapeutický softvér NEWRON, ktorému sa viac venujem v sekcii <text:s text:c="2"/>(4.1)[1][22]</text:span></text:p>
      <text:p text:style-name="P2"><text:span text:style-name="T57"/></text:p>
      <text:p text:style-name="P2"><text:line-break/>6 Použité technológie</text:p>
      <text:p text:style-name="P59"><text:s/><text:tab/><text:span text:style-name="T128">V tejto kapitole pop</text:span><text:span text:style-name="T140">íšem technológie, ktoré som pri vývoji hry využil. </text:span></text:p>
      <text:p text:style-name="P59"><text:span text:style-name="T136">6.1 Unity <text:tab/></text:span></text:p>
      <text:p text:style-name="P60"><text:span text:style-name="T136"><text:tab/></text:span><text:span text:style-name="T140">Unity od spoločnosti Unity Technologies je vývojová platforma pre tvorbu multiplatformových 3D a 2D hier. Je dosutpné v Profesional a Personal edíciach, pričom Personal verzia je úplne bezplatná a obsahuje všetky potrebné prvky pre vytvorenie kompletnej hry. Medzi výhody Pro verzie patria väčšinou nástroje určené k ladeniu hry a možnosť vydať hru s ročným obratom vyšším ako 100 </text:span><text:span text:style-name="T128">000$ (</text:span><text:span text:style-name="T140">čo v Personal verzii licencia explicitne zakazuje). </text:span><text:span text:style-name="T128">Medzi</text:span><text:span text:style-name="T140"> podporované platformy a zariadenia patria iOS, Android, Windows, Mac, Linux, WebGL, Playstation VR, Xbox 360, Oculus rift a mnohé iné.</text:span></text:p>
      <text:p text:style-name="P59"><text:span text:style-name="T140"/></text:p>
      <text:p text:style-name="P60"><text:span text:style-name="T140"><text:tab/>U</text:span><text:span text:style-name="T128">nity je ved</text:span><text:span text:style-name="T140">úcim softvérom pre vývoj hier, s približne 45</text:span><text:span text:style-name="T128">% podielom na trhu a podobn</text:span><text:span text:style-name="T140">ým množstvom vývojárov (47</text:span><text:span text:style-name="T128">% hern</text:span><text:span text:style-name="T140">ých vývojárov vyvíja v Unity). Celkový počet registrovaných vývojárov činí približne 4,5 miliónov. Pre Unity teda existuja obrovská základňa vývojárov, ktorý môžu svoje výtvory zdieľať cez Asset Store. Asset Store je elektronický obchod priamo v Unity s množstvom objektov, animácií, skriptov a rôznych súborov, z ktorých niektoré sú spoplatnené, súhrne nazývaných assets (preto „Asset“ Store). <text:s/>V Unity vzniklo veľké množstvo hier, ktorých spoločná hráčska základňa presahuje 600 miliónov. Medzi najznámejšie z nich patria hry ako Wastleland 2, <text:s/>ARMA Tactics, Deus Ex: The Fall, Fallout Shelter, Hearthstone: Heroes of Warcraft, Hero of Many</text:span><text:span text:style-name="T128">[29]</text:span></text:p>
      <text:p text:style-name="P60"><text:span text:style-name="T128"><text:tab/></text:span></text:p>
      <text:p text:style-name="P60"><text:span text:style-name="T140"><text:tab/>Unity podporuje 3 skriptovacie jazyky: C#, </text:span><text:span text:style-name="T128">Unity Script a Boo. O</text:span><text:span text:style-name="T140">ficiálna podpora posledného bola s vydaním verzie 5.0 ukončená, avšak skripty sú stále kompatibilné.<text:line-break/>Podporovaný je tiež jazyk ShaderLab, ktorý slúži pre písanie shaderov v Unity. Vývoj v Unity je rýchly a pohodlný aj vďaka veľkému množstvu možností prispôsobiť si prostredie podľa seba, či spúšťať skripty priamo v editore (teda bez toho aby aplikácia/vyvíjaná hra musela byť spustená).<text:line-break/><text:line-break/>Ďalšou skvelou vlastnosťou Unity je už spomínaná široká základňa vývojárov. Okrem množstva <text:s/>assetov na Asset Store existuje aj široká komunita okolo diskusného fóra Unity, kde môže (nie len) začínajúci programátor požiadať o radu ostatných programátorov, ktorý väčšinou ochotne s problémom pomôžu či poradia. </text:span></text:p>
      <text:p text:style-name="P60"><text:span text:style-name="T140"/></text:p>
      <text:p text:style-name="P60"><text:span text:style-name="T140">Existuje tiež veľké množstvo oficiálnych tutoriálov, ktoré sú kvalitne spracované a voľne dostupné a výrazne tak uľahčujú prácu s Unity. </text:span></text:p>
      <text:p text:style-name="P60"><text:span text:style-name="T140"/></text:p>
      <text:list xml:id="list29349597" text:continue-list="list26454553" text:style-name="L14">
        <text:list-item>
          <text:list>
            <text:list-item>
              <text:p text:style-name="P61"><text:soft-page-break/><text:span text:style-name="T136">Microsoft Visual Studio 2015</text:span></text:p>
              <text:p text:style-name="P61"><text:span text:style-name="T140"><text:s/><text:tab/>Microsoft Visual Studio 2015 od spoločnosti Microsoft je vývojové prostredie určené pre tvorbu aplikácií pre Windows, Android, iOS a webových aplikácií. Je podporované v Unity a najmä vďaka mojím predošlým skúsenostiam som si ho zvolil ako náhradu základného vývojového prostredia Unity s názvom MonoDevelop</text:span></text:p>
              <text:p text:style-name="P61">6.3 <text:tab/>Visual Studio 2015 Tools for Unity</text:p>
              <text:p text:style-name="P61"><text:s/><text:tab/><text:span text:style-name="T108">Nástroje pre Microsoft Visual Studio 2015 ktoré uľahčujú vývoj v Unity. Najmä umožňujú debugovanie (odstraňovanie chýb, tzv. „bugov“ z kódu) v Unity, pridávanie breakpointov (bodov, v ktorých sa vykonávanie kódu dočasne pozastaví), sledovanie hierarchie scriptov priamo z Visual Studia a výpis z Unity konzoly priamo vo Visual Studiu. </text:span></text:p>
              <text:p text:style-name="P62"><text:span text:style-name="T90">6.4 <text:tab/>Leap Motion SDK 2.3.1.31549</text:span></text:p>
              <text:p text:style-name="P62"><text:span text:style-name="T63"><text:s/><text:tab/>Súbor nástrojov nutných pre vývoj v Unity s využitím zariadenia Leap Motion.</text:span></text:p>
            </text:list-item>
          </text:list>
        </text:list-item>
      </text:list>
      <text:p text:style-name="P63"><text:span text:style-name="T63"/></text:p>
      <text:p text:style-name="P18">7 Návrh hry</text:p>
      <text:p text:style-name="P19"><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v hrách (_!_TODO pridaj názvy hier ktoré sa podobajú mojej).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19"/>
      <text:p text:style-name="P75"><text:span text:style-name="T62"><text:tab/>Ako som spomenul v predchádzajúcej kapitole, šlo mi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napríklad v decembri 2015, kedy hráč z Ruska žaloval firmu Bethesda Softworks LLC, pretože ich hra (Fallout 4) bola príliš návyková a stratil kvôli nej prácu a rodinu</text:span><text:span text:style-name="T62">[18]</text:span><text:span text:style-name="T62">. </text:span><text:span text:style-name="T62">I</text:span><text:span text:style-name="T62">d</text:span><text:span text:style-name="T62">e</text:span><text:span text:style-name="T62"> </text:span><text:span text:style-name="T62">však o extrémny prípad, ktorý už nie je žiadúci.</text:span><text:span text:style-name="T62"> V súvislosti s mojou hrou však ide o pozitívnu vlasť hlavne z troch dôvodov:</text:span></text:p>
      <text:p text:style-name="P19"><text:tab/>1) Mojim zámerom je, aby hráč u hry strávil čo možno najväčšie množstvo času, <text:s/>z <text:tab/>dôvodu urýchlenia rehabilitácie</text:p>
      <text:p text:style-name="P19"><text:soft-page-break/><text:tab/>2) Držanie ruky vo vodorovnej polohe bez možnosti opierať ju o stôl (čo je poloha <text:tab/>umožňujúca používať Leap motion) je značne namáhavé a ani zdravý jedinec by <text:tab/>nebol schopný hrať hru bez prestávky dlhšie ako niekoľko desiatok minút. Teda aj v <text:tab/>prípade, že by hra bola mimoriadne návyková, hráč nie je schopný stráviť hraním <text:tab/>dostatočné množstvo času potrebné na vytvorenie závislosti. </text:p>
      <text:p text:style-name="P19"><text:tab/>3) Ako jediný vývojár tejto hry nie som reálne schopný hru prepracovať do takej <text:tab/>miery aby bola reálne návyková (Bez použitia techník využívaných v hazardných <text:tab/>hrách. Tie som však nevyužil).</text:p>
      <text:p text:style-name="P19"><text:s/></text:p>
      <text:p text:style-name="P19"/>
      <text:list xml:id="list43272794" text:style-name="L5">
        <text:list-item>
          <text:list>
            <text:list-item>
              <text:p text:style-name="P72">Účel hry</text:p>
            </text:list-item>
          </text:list>
        </text:list-item>
      </text:list>
      <text:p text:style-name="P18"><text:span text:style-name="T108"><text:tab/>Hra je určená pre rehabilitáciu pacientov po zranení ruky (svalstva, nervov, kostí, </text:span><text:span text:style-name="T108">väziva a kĺbov spojených s funkciami ruky, najmä v oblasti dlane a prstov), alebo centrálnej nervovej sústavy (konkrétne poruchy obmedzujúce pohyblivosť ruky, najmä v oblasti dlane a prstov). <text:s text:c="3"/>_!_TODO (add something else?)</text:span></text:p>
      <text:list xml:id="list29353601" text:continue-numbering="true" text:style-name="L5">
        <text:list-item>
          <text:list>
            <text:list-item>
              <text:p text:style-name="P72">Princípy hry</text:p>
              <text:list>
                <text:list-item>
                  <text:list>
                    <text:list-header>
                      <text:p text:style-name="P72"><text:s/><text:tab/><text:span text:style-name="T108">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text:span></text:p>
                      <text:p text:style-name="P74">(_!_TODO consider awarding points for best time) Mince sú rozmiestnené tak, aby bol hráč odmeňovaný za zvolenie si cesty s vyššou obtiažnosťou a zároveň tak, aby bolo možné v každej úrovni zozbierať všetky mince (hráč má teda motiváciu k tomu hrať každý 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p text:style-name="P74"/>
                    </text:list-header>
                  </text:list>
                </text:list-item>
              </text:list>
            </text:list-item>
            <text:list-item>
              <text:p text:style-name="P72">Ovládanie</text:p>
            </text:list-item>
          </text:list>
        </text:list-item>
      </text:list>
      <text:p text:style-name="P18"><text:tab/><text:span text:style-name="T108">Hra je sa ovláda kombináciou myši, klávesnice a zariadenia Leap Motion, pričom dôraz je kladený hlavne na Leap Motion. </text:span></text:p>
      <text:p text:style-name="P19">Úvodné menu je ovládané výhradne pomocou myši. Dôvodom je zjednodušenie ovládania a predpoklad, že pre hráča je pohodlnejšía práca s myšou ako so zariadením Leap Motion. V tomto menu je možné zobraziť štatistiky (v súčasnej dobe kvôli menšiemu rozmeru hry sa štatistiky zobrazujú len od momentu kedy sa spustila hra a v momente kedy sa vypne sa vymažú), spustiť hru, či priamo vybrať si požadovanú úroveň.</text:p>
      <text:p text:style-name="P19">Prvé 4 úrovne (úrovne ovládania guličky) sa potom ovládajú pohybmi dlane.<text:line-break/>_!_TODO pridaj pohyby dlane</text:p>
      <text:p text:style-name="P19">Klávesnica tu reaguje na stisnutie klávesy „Esc“, ktorá pozastaví hru, otvorí sa menu, z ktorého je možné dostať sa späť do úvodného menu, prípadne ďalej pokračovať v hre.<text:line-break/></text:p>
      <text:p text:style-name="P19"><text:soft-page-break/>V piatom kole môže hráč prepínať medzi „Editor“ a „Play“ módom klávesami „1“ a „2“ _!_TODO check if num keys work. <text:line-break/>„Play“ mód má identické správanie a ovládanie ako predchádzajúce úrovne. <text:line-break/>V „Editor“ móde (móde na úpravu terénu) sa pohybuje natočením dlane ľavej ruky. </text:p>
      <text:p text:style-name="P19">Zovretím ľavej ruky v päsť sa kamera začne približovať k terénu. </text:p>
      <text:p text:style-name="P19">Vystretím prstov ľavej ruky sa kamera naopak začne vzďaľovať od terénu.</text:p>
      <text:p text:style-name="P19">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19">Poklepanie (_!_TODO lepší názov) ukazovákom (_!_TODO different finger for different tree) <text:s/>pridá/odoberie strom. Miesto je taktiež vyznačené tieňom v tvare kruhu.</text:p>
      <text:p text:style-name="P19"/>
      <text:p text:style-name="P1"><text:span text:style-name="T112">8 </text:span>Implementácia </text:p>
      <text:p text:style-name="P1"><text:s/><text:tab/><text:span text:style-name="T108">Hra sa skladá zo 6 scén. </text:span></text:p>
      <text:p text:style-name="P1"><text:span text:style-name="T108"><text:tab/>Prvou scénou, ktorá sa spustí vždy po spustení hry, je hlavné menu. Z tohto menu je možné začať novú hru, ručne si vybrať úroveň, prípadne sledovať štatistiky hráča, ktoré momentálne obsahujú celkové dosiahnuté skóre, počet úspešne ukončených úrovní, čas strávený hraním, celkový počet vyzbieraných mincí. Tieto štatistiky sa po vypnutí hry zmažú (hra je momentálne príliš krátka aby malo zmysel uchovávať štatistiky. <text:s/></text:span></text:p>
      <text:p text:style-name="P1"><text:span text:style-name="T108"><text:tab/>Scéna obsahuje niekoľko dôležitých herných objektov (GameObjects, ďalej len objektov). Persistable je objekt, ktorý sa riadi návrhovým vzorom </text:span><text:span text:style-name="T160">Singleton</text:span><text:span text:style-name="T57"> (avšak nie úplným, keďže nemá naimplementovanú </text:span><text:span text:style-name="T160">lazy initialization</text:span><text:span text:style-name="T57">, pretože v tomto prípade by nepriniesla takmer žiadne výhody). Je vytvorený len pri spustení hry, pri zmene scény nie je zničený, obsahuje statický odkaz sám na seba a pri opakovanom načítaní scény sa akékoľvek duplicity okamžite zničia. Tento objekt má pripojené skripty GameManager (ktorý sa stará o chod hry) a Player (udržuje informácie o hráčovi). Obsahuje kameru, s pripojenými modelmi ruky z knižníc Leap Motion, grafické používateľské rozhranie, a guľu. Z väčšej časti je však neaktívny, preto ho budem podrobnejšie opisovať až pri ďalších scénach. </text:span></text:p>
      <text:p text:style-name="P1"><text:span text:style-name="T57">Ďalším objektom je je objekt PersistableEnabler, ktorý má pripojený skript s rovnakým názvom. Hlavnou funkciou tohto skriptu je pred načítaním novej scény zapnúť všetky funkcie objektu Persistable a jeho potomkov. Scéna obsahuje niekoľko ďalších objektov, jedná sa však o objekty ako je terén v pozadí, či Canvas (plátno) s hlavným menu, ktoré z návrhového ani implementačného hľadiska nie sú zaujímavé.</text:span></text:p>
      <text:p text:style-name="P67"><text:span text:style-name="T57"><text:tab/><text:line-break/><text:tab/>Po kliknutí na „START GAME“ sú všetky objekty z prvej scény s výnimkou objektu Persistable zničené a načíta sa druhá scéna . Táto scéna obsahuje objekty LevelSetup, Terrain a objekt Persistable, prenesený z predchádzajúcej scény. Objekt LevelSetup má pripojený skript s rovnakým názvom. <text:s/>Jedinou funkciou tohto skriptu je zavolať metódy SetUp</text:span><text:span text:style-name="T130">() </text:span><text:span text:style-name="T142">na skriptoch, ktoré to pri zmene scény vyžadujú. Objekt Terrain má pripojené skripty TerrainColorChanger, ResetingTerrain, ChangingHeights, TerrainAccessories. TerrainColorChanger dynamicky mení textúru celého terénu v závislosti od jeho výšky. </text:span><text:soft-page-break/><text:span text:style-name="T142">ResetingTerrain vracia terén po skončení hry do pôvodného stavu. Tento skript je nutný, pretože zmeny vykonané za behu v súbore TerrainData (súbor v ktorom sa uchovávajú dáta o teréne) sa narozdiel od väčšiny ostatných zmien automaticky nezrušia po vypnutí hry. <text:s/>TerrainAccessories obsahuje metódy obsluhujúce doplnky terénu. V súčasnej dobe sa jedná o umiestňovanie a odstraňovanie stromov a steny (o tej podám podrobnejšie informácie pri 4tej úrovni). ChangingHeights má na starosti zmenu výšky terénu. <text:line-break/>Terrain obsahuje nasledujúce objekty: Ball Spawn Point, Coins, Finish.<text:line-break/>Ball Spawn Point je miesto, kde sa hráč (konkrétne kovová guľa, ktorú hráč ovláda) objaví <text:s/>po načítaní scény a pri každom neúspešnom pokuse (skončí utopením gule alebo opustením hracieho priestoru). </text:span></text:p>
      <text:p text:style-name="P67"><text:span text:style-name="T142">Coins je prázdny objekt ktorý je rodičom všetkých mincí v tejto úrovni. Mince sú rotujúce objekty úmyselne rozmiestnené po všetkých úrovniach. Po ich získaní (dotykom gule a mince) sa zvýši hráčove skóre. Zároveň tiež fungujú ako ukazovatele smeru v rozsiahlejších úrovniach. Ak má hráč možnosť vybrať si medzi 2 cestami, cesta s ťažšou obtiažnosťou spravidla obsahuje väčšie množstvo mincí. </text:span></text:p>
      <text:p text:style-name="P67"><text:span text:style-name="T142">Finish je objekt, ktorý má hráč za úlohu dosiahnuť pre úspešné dokončenie úrovne. Má pripojený skript BallFinish, ktorý notifikuje skript Player o tom, že je v cieli. (_!_TODO movo this functionality to Player if you have time)</text:span></text:p>
      <text:p text:style-name="P67"><text:span text:style-name="T142"><text:s/><text:tab/>Persistable obsahuje 3 dôležité objekty.</text:span></text:p>
      <text:p text:style-name="P67"><text:span text:style-name="T142">CameraPivot má ako potomka kameru. Jedná sa o prázdny objekt, ktorého hlavnou úlohou je zjednodušiť transláciu (presunutie) a rotáciu kamery. </text:span></text:p>
      <text:p text:style-name="P67"><text:span text:style-name="T142">Camera, <text:s/>ktorá je potomkom objektu CameraPivot je jedinou kamerou v scéne a obsahuje tiež skript FollowHand (_!_TODO better name), ktorý má za úlohu pohyb kamery a Leap Motion controllerov. Obsahuje 2 potomkov, LeftHand a RightHand.<text:line-break/>LeftHand a RightHand reprezentujú hráčovu ľavú <text:s/>a pravú ruku. Sú to mierne upravené prefaby (opakovane-použiteľné objekty) z Leap Motion balíčka assetov. </text:span></text:p>
      <text:p text:style-name="P67"><text:span text:style-name="T142">Druhým objektom je Canvas, ktorý reprezentuje grafické užívateľské rozhranie a obsahuje veľmi malé množstvo logiky. Jedinou zaujímavou časťou je potomok Arrows, ktorý pri hraní zapína malé ikonky v tvare šípok v závislosti od smeru ktorý hráč práve určuje (zavedené pre lepšiu prehľadnosť pri ovládaní).<text:line-break/>Tretím objektom je Ball, teda guľa, ktorú je hráč schopný ovládať. Má pripojený BallScript, ktorý má na starosti správanie gule. </text:span></text:p>
      <text:p text:style-name="P67"><text:span text:style-name="T142"><text:line-break/>Po dohraní prvej úrovne, prípadne priamym spustením z hlavného menu sa dostaneme do druhej úrovne. Z návrhového hľadiska je táto scéna takmer rovnaká ako predchádzajúca. Jediným rozdielom sú 2 objekty s názvom Teleporter, ktoré majú pripojený skript s rovnakým názvom. Jedná sa (v tejto úrovni) o jednosmerný teleport z teleportu A do teleportu B. Teleporter sa tu nachádza kvôli zjednodušeniu hrateľnosti. Úlohou hráča je vyšplhať na vysokú horu a zrýchlenie pri zostupe z nej využiť aby sa dostal do cieľa. Samotný výstup sa však pri testovaní ukázal ako zložitý problém. Hráč má teda možnosť tento výstup preskočiť za použitia teleportu. Týmto spôsobom však príde o možnosť získať plné skóre, pretože nepozbieral mince, ktoré sa nachádzajú na ceste ktorá vedie na vrchol hory. <text:line-break/><text:line-break/></text:span><text:soft-page-break/><text:span text:style-name="T142">Nasleduje tretia úroveň, veľmi podobná prvej. Jediným zásadnejším rozdielom je zvažujúci sa terén. Hráč teda neustále zrýchľuje. </text:span></text:p>
      <text:p text:style-name="P67"><text:span text:style-name="T142"/></text:p>
      <text:p text:style-name="P67"><text:span text:style-name="T142">V štvrtej úrovni by hráč mal využiť schopnosti vztýčiť stenu poklepaním prstu kdekoľvek nad terénom, aby tak predišiel pádu do vody, ktorý hrozí pri vyššej rýchlosti v zákrutách. </text:span></text:p>
      <text:p text:style-name="P67"><text:span text:style-name="T142"/></text:p>
      <text:p text:style-name="P67"><text:span text:style-name="T142">V zatiaľ poslednej, piatej úrovni hráč začína v „Editor“ móde. V tomto móde je hráč schopný sám upravovať terén (zatiaľ meniť výšku terénu a pridávať náhodný typ stromu na hráčom určené miesto) bez obmedzenia. Keď to hráč uzná za vhodné, môže sa prepnúť do „Play“ módu. To je mód, v ktorom odohral prvé 4 úrovne. Pravidlá ostávajú rovnaké, dostať sa zo štartu do cieľa. Z dôvodu zjednodušenia ovládania hráč nie je schopný hýbať so štartom ani cieľom.</text:span></text:p>
      <text:p text:style-name="P1"><text:span text:style-name="T109"/></text:p>
      <text:p text:style-name="P1"><text:span text:style-name="T112">9 Uživateľské testovanie </text:span></text:p>
      <text:p text:style-name="P65"/>
      <text:p text:style-name="P28">10 Future work</text:p>
      <text:p text:style-name="P65"><text:s/></text:p>
      <text:p text:style-name="P65"/>
      <text:p text:style-name="P20"><text:span text:style-name="T112">11 </text:span><text:span text:style-name="T126">Záver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5">Zoznam použitej literatúry:</text:p>
      <text:list xml:id="list43250792" text:style-name="L6">
        <text:list-header>
          <text:p text:style-name="P43"/>
          <text:p text:style-name="P43">1. <text:s/><text:span text:style-name="T7">DERRYBERRY, Anne. Serious games: online games for learning. In: [online]. 2007. s.3 [cit. 2014-12-15]. </text:span></text:p>
          <text:list>
            <text:list-item>
              <text:list>
                <text:list-item>
                  <text:list>
                    <text:list-item>
                      <text:list>
                        <text:list-header>
                          <text:p text:style-name="P43"><text:span text:style-name="T7"><text:s text:c="3"/><text:tab/>Dostupné z</text:span><text:span text:style-name="T12">:</text:span></text:p>
                        </text:list-header>
                      </text:list>
                    </text:list-item>
                  </text:list>
                  <text:p text:style-name="P53"><text:a xlink:type="simple" xlink:href="http://www.adobe.com/resources/elearning/pdfs/serious_games_wp.pdf"><text:span text:style-name="T6"><text:s/><text:tab/>http://www.adobe.com/resources/elearning/pdfs/serious_games_wp.pdf</text:span></text:a><text:span text:style-name="T61"> </text:span></text:p>
                </text:list-item>
              </text:list>
            </text:list-item>
          </text:list>
        </text:list-header>
      </text:list>
      <text:p text:style-name="P12"><text:span text:style-name="T57">2. <text:s/></text:span><text:span text:style-name="T8">[online]. Liečebná rehabilitácia. 16. marec 2013 [cit. 2014-12-15]. <text:line-break/><text:tab/>Dostupné z:<text:line-break/><text:tab/>http://sk.wikipedia.org/wiki/Lie%C4%8Debn%C3%A1_rehabilit%C3%A1cia</text:span> </text:p>
      <text:p text:style-name="P12"><text:span text:style-name="T57">3. <text:s/></text:span><text:span text:style-name="T8">[online]. Leap Motion. 2014 [cit. 2014-12-15]. <text:line-break/><text:tab/>Dostupné z: </text:span></text:p>
      <text:p text:style-name="P12"><text:span text:style-name="T8"><text:tab/>www.leapmotion.com</text:span> </text:p>
      <text:p text:style-name="P10">4. <text:s/><text:span text:style-name="T7">[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43277290" text:style-name="L7">
        <text:list-item>
          <text:p text:style-name="P44">http://blogs.microsoft.com/blog/2013/10/02/collaboration-expertise-produce-enhanced-sensing-in-xbox-one/</text:p>
        </text:list-item>
      </text:list>
      <text:p text:style-name="P10"><text:s text:c="2"/><text:tab/>//kinect</text:p>
      <text:list xml:id="list43265519" text:style-name="L8">
        <text:list-item>
          <text:p text:style-name="P45">http://classicgames.about.com/od/consoleandhandheldgames/p/LeStickProfile.htm<text:line-break/>//le stick</text:p>
        </text:list-item>
        <text:list-item>
          <text:p text:style-name="P45">http://thedoteaters.com/?bitstory=the-great-video-game-crash</text:p>
          <text:p text:style-name="P45"><text:soft-page-break/>//video game crash, le stick</text:p>
        </text:list-item>
        <text:list-item>
          <text:p text:style-name="P45"><text:a xlink:type="simple" xlink:href="https://en.wikipedia.org/wiki/Nintendo_Power"><text:span text:style-name="T24">Nintendo Power</text:span></text:a><text:span text:style-name="T16"> 250th issue!</text:span><text:span text:style-name="T15">. South San Francisco, California: </text:span><text:a xlink:type="simple" xlink:href="https://en.wikipedia.org/wiki/Future_US"><text:span text:style-name="T25">Future US</text:span></text:a><text:span text:style-name="T15">. 2010. p. 45.</text:span><text:span text:style-name="T61"> </text:span></text:p>
          <text:p text:style-name="P45">//listed wii as first motion controller</text:p>
        </text:list-item>
        <text:list-item>
          <text:p text:style-name="P45">http://www.cgchannel.com/2014/10/3d-systems-launches-geomagic-sculpt-and-touch/</text:p>
          <text:p text:style-name="P45">//geomagic touch price</text:p>
        </text:list-item>
        <text:list-item>
          <text:p text:style-name="P45">http://www.geomagic.com/en/products/phantom-omni/overview</text:p>
          <text:p text:style-name="P45">//geomagic touch</text:p>
        </text:list-item>
        <text:list-item>
          <text:p text:style-name="P45">https://www.asus.com/Eee-Family/Eee_Stick_GMC1/ </text:p>
          <text:list>
            <text:list-header>
              <text:p text:style-name="P45">//asus eee controller</text:p>
            </text:list-header>
          </text:list>
        </text:list-item>
      </text:list>
      <text:list xml:id="list43276256" text:style-name="L9">
        <text:list-item>
          <text:p text:style-name="P46">http://www.google.com/patents/US2655645</text:p>
        </text:list-item>
      </text:list>
      <text:p text:style-name="P10">//patent motion detector</text:p>
      <text:list xml:id="list43266887" text:style-name="L10">
        <text:list-item>
          <text:p text:style-name="P47">http://www.pickar.caltech.edu/e103/Final%20Exams/Motion%20Sensing%20Technology.pdf</text:p>
          <text:p text:style-name="P47">//motion detectors</text:p>
        </text:list-item>
        <text:list-item>
          <text:p text:style-name="P50"><text:span text:style-name="T133">VOKURKA, M. </text:span><text:span text:style-name="T134">Praktický slovník medicíny. </text:span><text:span text:style-name="T133">Praha: Maxdorf, 2000. ISBN 80-85912-38-4</text:span></text:p>
        </text:list-item>
        <text:list-item>
          <text:p text:style-name="P50"><text:span text:style-name="T133">http://blog.leapmotion.com/hardware-to-software-how-does-the-leap-motion-controller-work/#disqus_thread</text:span></text:p>
        </text:list-item>
        <text:list-item>
          <text:p text:style-name="P50"><text:span text:style-name="T133">http://www.ncbi.nlm.nih.gov/pmc/articles/PMC3690061/<text:tab/></text:span></text:p>
        </text:list-item>
        <text:list-item>
          <text:p text:style-name="P50"><text:span text:style-name="T133">https://www.rt.com/news/326272-gamer-russia-lawsuit-fallout4/</text:span></text:p>
        </text:list-item>
        <text:list-item>
          <text:p text:style-name="P50"><text:span text:style-name="T133">http://www.prnewswire.com/news-releases/serious-game-global-market-outlook---trends-forecast-and-opportunity-assessment-2014-2022-300168238.html</text:span></text:p>
        </text:list-item>
        <text:list-item>
          <text:p text:style-name="P50"><text:span text:style-name="T133">https://lightsaber.withgoogle.com/</text:span></text:p>
        </text:list-item>
        <text:list-item>
          <text:p text:style-name="P50"><text:a xlink:type="simple" xlink:href="http://www.psxextreme.com/ps3-news/2460.html"><text:span text:style-name="T133">http://www.psxextreme.com/ps3-news/2460.html</text:span></text:a></text:p>
        </text:list-item>
        <text:list-item>
          <text:p text:style-name="P50"><text:a xlink:type="simple" xlink:href="http://ieeexplore.ieee.org/xpl/login.jsp?tp=&amp;arnumber=6209109&amp;url=http%3A%2F%2Fieeexplore.ieee.org%2Fstamp%2Fstamp.jsp%3Ftp%3D%26arnumber%3D6209109"><text:span text:style-name="T133">http://ieeexplore.ieee.org/xpl/login.jsp?tp=&amp;arnumber=6209109&amp;url=http%3A%2F%2Fieeexplore.ieee.org%2Fstamp%2Fstamp.jsp%3Ftp%3D%26arnumber%3D6209109</text:span></text:a></text:p>
        </text:list-item>
        <text:list-item>
          <text:p text:style-name="P50"><text:a xlink:type="simple" xlink:href="http://www.newron.cz/newron/"><text:span text:style-name="T133">http://www.newron.cz/newron/</text:span></text:a></text:p>
          <text:list>
            <text:list-header>
              <text:p text:style-name="P48"><text:span text:style-name="T112">24. <text:tab/></text:span><text:a xlink:type="simple" xlink:href="https://www.diplopiagame.com/"><text:span text:style-name="T112">https://www.diplopiagame.com/</text:span></text:a></text:p>
              <text:p text:style-name="P48"><text:span text:style-name="T112">25. <text:tab/></text:span><text:a xlink:type="simple" xlink:href="http://www.tedcas.com/sites/default/files/TedCas-TedCube_Brochure.pdf"><text:span text:style-name="T112">http://www.tedcas.com/sites/default/files/TedCas-TedCube_Brochure.pdf</text:span></text:a></text:p>
              <text:p text:style-name="P48"><text:span text:style-name="T112">26. <text:tab/></text:span><text:a xlink:type="simple" xlink:href="http://www.tedcas.com/sites/default/files/TedSIGN_brochure.pdf"><text:span text:style-name="T112">http://www.tedcas.com/sites/default/files/TedSIGN_brochure.pdf</text:span></text:a></text:p>
            </text:list-header>
          </text:list>
        </text:list-item>
      </text:list>
      <text:list xml:id="list24513812" text:style-name="L12">
        <text:list-item>
          <text:p text:style-name="P49"><text:soft-page-break/><text:a xlink:type="simple" xlink:href="http://dl.acm.org/citation.cfm?doid=2559206.2581203"><text:span text:style-name="T112">http://dl.acm.org/citation.cfm?doid=2559206.2581203</text:span></text:a></text:p>
        </text:list-item>
        <text:list-item>
          <text:p text:style-name="P49"><text:a xlink:type="simple" xlink:href="http://www.visualtouchtherapy.com/how-it-works/"><text:span text:style-name="T112">http://www.visualtouchtherapy.com/how-it-works/</text:span></text:a></text:p>
        </text:list-item>
        <text:list-item>
          <text:p text:style-name="P49"><text:span text:style-name="T112">https://unity3d.com/public-re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Segoe UI Light" svg:font-family="'Segoe UI Light', 'Segoe UI', Helvetica, Garuda, Arial, sans-serif"/>
    <style:font-face style:name="Segoe UI" svg:font-family="'Segoe UI', Helvetica, Garud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freightsans pro" svg:font-family="'freightsans pro', Helvetica, 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36</meta:editing-cycles>
    <meta:editing-duration>PT132H11M27S</meta:editing-duration>
    <dc:date>2016-01-04T09:16:48.31</dc:date>
    <dc:creator>Michal Obert</dc:creator>
    <meta:generator>OpenOffice.org/3.1$Win32 OpenOffice.org_project/310m11$Build-9399</meta:generator>
    <meta:document-statistic meta:table-count="0" meta:image-count="1" meta:object-count="0" meta:page-count="22" meta:paragraph-count="216" meta:word-count="6151" meta:character-count="42711"/>
  </office:meta>
</office:document-meta>
</file>